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5972in"/>
    </style:style>
    <style:style style:name="Table1.B" style:family="table-column">
      <style:table-column-properties style:column-width="2.2986in"/>
    </style:style>
    <style:style style:name="Table1.C" style:family="table-column">
      <style:table-column-properties style:column-width="1.8069in"/>
    </style:style>
    <style:style style:name="Table1.D" style:family="table-column">
      <style:table-column-properties style:column-width="1.7965in"/>
    </style:style>
    <style:style style:name="Table1.1" style:family="table-row">
      <style:table-row-properties style:min-row-height="0.5347in" fo:keep-together="auto"/>
    </style:style>
    <style:style style:name="Table1.A1" style:family="table-cell">
      <style:table-cell-properties style:vertical-align="" fo:padding="0.0694in" fo:border="none"/>
    </style:style>
    <style:style style:name="Table1.2" style:family="table-row">
      <style:table-row-properties style:min-row-height="1.0972in" fo:keep-together="auto"/>
    </style:style>
    <style:style style:name="Table1.3" style:family="table-row">
      <style:table-row-properties style:min-row-height="0.7222in" fo:keep-together="auto"/>
    </style:style>
    <style:style style:name="Table1.4" style:family="table-row">
      <style:table-row-properties style:min-row-height="0.9097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1"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22"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3"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5" style:family="paragraph" style:parent-style-name="Standard" style:master-page-name="Standard">
      <style:paragraph-properties style:page-number="1"/>
    </style:style>
    <style:style style:name="P26" style:family="paragraph" style:parent-style-name="Heading_20_3">
      <style:paragraph-properties fo:margin-top="0.1945in" fo:margin-bottom="0.0555in" loext:contextual-spacing="false" fo:line-height="100%" fo:keep-together="auto" fo:keep-with-next="auto"/>
    </style:style>
    <style:style style:name="P27" style:family="paragraph" style:parent-style-name="Heading_20_6">
      <style:paragraph-properties fo:margin-top="0.139in" fo:margin-bottom="0.028in" loext:contextual-spacing="false" fo:line-height="100%" fo:keep-together="auto" fo:keep-with-next="auto"/>
    </style:style>
    <style:style style:name="P28" style:family="paragraph" style:parent-style-name="Heading_20_5">
      <style:paragraph-properties fo:margin-top="0.1528in" fo:margin-bottom="0.028in" loext:contextual-spacing="false" fo:line-height="100%" fo:keep-together="auto" fo:keep-with-next="auto"/>
    </style:style>
    <style:style style:name="P29" style:family="paragraph">
      <loext:graphic-properties draw:fill="solid" draw:fill-color="#a0a0a0"/>
      <style:paragraph-properties fo:text-align="center"/>
    </style:style>
    <style:style style:name="T1" style:family="text">
      <style:text-properties fo:color="#000000" fo:font-size="10pt" fo:font-weight="bold" style:font-size-asian="10pt" style:font-weight-asian="bold" style:font-size-complex="10pt"/>
    </style:style>
    <style:style style:name="T2" style:family="text">
      <style:text-properties fo:color="#000000" fo:font-size="9pt" fo:font-style="normal" fo:font-weight="bold" style:font-size-asian="9pt" style:font-style-asian="normal" style:font-weight-asian="bold" style:font-size-complex="9pt"/>
    </style:style>
    <style:style style:name="T3" style:family="text">
      <style:text-properties fo:color="#000000" fo:font-size="13pt" fo:font-weight="bold" style:font-size-asian="13pt" style:font-weight-asian="bold" style:font-size-complex="13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og in</text:p>
      <text:p text:style-name="Standard">Sign up</text:p>
      <text:p text:style-name="P28"><text:bookmark text:name="_9p4vt7bvoxx4"/><text:span text:style-name="T1">You said:</text:span></text:p>
      <text:p text:style-name="Standard">siruthai siva best direction and camera technique</text:p>
      <text:p text:style-name="P27"><text:bookmark text:name="_fc5k3vjonptq"/><text:span text:style-name="T2">ChatGPT said:</text:span></text:p>
      <text:p text:style-name="Standard">ChatGPT</text:p>
      <text:p text:style-name="P2">Siruthai Siva, a prominent director in Tamil cinema, is known for his commercial filmmaking style, often blending action, emotion, and humor with larger-than-life narratives. His films are usually high on entertainment, and while some critics might view them as formulaic, they have a massive fan following for their mass appeal and engaging visuals.</text:p>
      <text:p text:style-name="P26"><text:bookmark text:name="_97j26susnrhv"/><text:span text:style-name="T3">Best Direction Techniques</text:span></text:p>
      <text:list xml:id="list812600362" text:style-name="WWNum7">
        <text:list-item>
          <text:p text:style-name="P3"><text:span text:style-name="T4">Mass-appeal Storytelling</text:span>:<text:line-break/>Siruthai Siva excels in crafting stories that cater to a wide audience, particularly focusing on heroism, family drama, and high-stakes action. His films are designed to have broad commercial appeal, balancing action sequences with emotional beats and humor. While this can be seen as formulaic at times, it's a deliberate strategy to keep the audience engaged throughout.</text:p>
        </text:list-item>
        <text:list-item>
          <text:p text:style-name="P11"><text:span text:style-name="T4">Hero-centric Narratives</text:span>:<text:line-break/>Siva often positions the lead actor as a larger-than-life figure, and the entire narrative is built around showcasing their strengths, whether it's through action sequences, comic moments, or emotional depth. The hero typically triumphs against overwhelming odds, which resonates strongly with fans of commercial cinema.</text:p>
        </text:list-item>
        <text:list-item>
          <text:p text:style-name="P11"><text:span text:style-name="T4">Simple yet Engaging Plot</text:span>:<text:line-break/>While the stories may not always be complex, Siva knows how to keep them engaging by adding a strong emotional core, particularly through family dynamics. For example, in films like <text:span text:style-name="T5">Veeram</text:span> and <text:span text:style-name="T5">Vedalam</text:span>, the relationship between the protagonist and his family members adds depth to the action-driven plot.</text:p>
        </text:list-item>
        <text:list-item>
          <text:p text:style-name="P11"><text:span text:style-name="T4">Emphasis on Emotional Beats</text:span>:<text:line-break/>Despite the emphasis on action, Siva incorporates emotional sequences that connect the audience to the characters. This emotional connect—especially when the hero is shown protecting family or friends—forms an integral part of his filmmaking.</text:p>
        </text:list-item>
        <text:list-item>
          <text:p text:style-name="P16"><text:span text:style-name="T4">Pacing and Editing</text:span>:<text:line-break/>Siva is known for maintaining a fast pace throughout his films, which ensures that the audience stays engaged. The story is typically structured with a series of action sequences, song-and-dance numbers, and emotional moments, keeping the flow dynamic and high-energy.</text:p>
        </text:list-item>
      </text:list>
      <text:p text:style-name="P26"><text:bookmark text:name="_czeedu2tun5f"/><text:span text:style-name="T3">Camera Techniques</text:span></text:p>
      <text:list xml:id="list1963809299" text:style-name="WWNum3">
        <text:list-item>
          <text:p text:style-name="P4"><text:span text:style-name="T4">Wide Shots for Heroism</text:span>:<text:line-break/>Siruthai Siva uses wide shots effectively to elevate the presence of the hero, especially during action scenes. These shots make the protagonist appear larger-than-life, enhancing the overall grandeur of the action sequences. In movies like <text:span text:style-name="T5">Vedalam</text:span> and <text:span text:style-name="T5">Veeram</text:span>, the camera work emphasizes the power and strength of the central character, often with a dramatic backdrop.</text:p>
        </text:list-item>
        <text:list-item>
          <text:p text:style-name="P12"><text:span text:style-name="T4">Slow Motion for Action</text:span>:<text:line-break/>Slow-motion sequences are used to highlight key action moments, particularly in fight scenes. This technique is common in his films, emphasizing the intensity and impact of a punch, kick, or dramatic gesture, making them more visually compelling for the audience.</text:p>
        </text:list-item>
        <text:list-item>
          <text:p text:style-name="P12"><text:span text:style-name="T4">Dynamic Framing in Action Sequences</text:span>:<text:line-break/>Siva often frames action sequences dynamically, using a mix of close-ups and wide shots to enhance the energy of the scene. This approach is often complemented by quick cuts, especially in chase scenes or fight sequences, to keep the momentum high and add excitement.</text:p>
        </text:list-item>
        <text:list-item>
          <text:p text:style-name="P12"><text:span text:style-name="T4">Cinematic Lighting</text:span>:<text:line-break/>Siva's films tend to have high contrast lighting, especially in darker or intense action sequences. The contrast between light and shadow helps in creating a larger-than-life effect and amplifies the intensity of critical moments. This is particularly visible in films like <text:span text:style-name="T5">Vedalam</text:span> and <text:span text:style-name="T5">Veeram</text:span>, where lighting is used to highlight the hero’s powerful presence.</text:p>
        </text:list-item>
        <text:list-item>
          <text:p text:style-name="P12"><text:span text:style-name="T4">Crisp Framing for Emotional Moments</text:span>:<text:line-break/>For emotional scenes, Siva often uses tighter framing to focus on the characters' expressions, which helps in building a connection with the audience. Close-ups of the protagonist’s face, particularly in moments of reflection or emotional turmoil, create intimacy and draw the audience into the emotional core of the film.</text:p>
        </text:list-item>
        <text:list-item>
          <text:p text:style-name="P17"><text:span text:style-name="T4">Aerial Shots for Grandeur</text:span>:<text:line-break/>In action-packed films like <text:span text:style-name="T5">Veeram</text:span> and <text:span text:style-name="T5">Vedalam</text:span>, Siva uses aerial shots to showcase the scale of action and to create a sense of grandeur. These shots help in establishing the setting and the vastness of the world the characters inhabit.</text:p>
        </text:list-item>
      </text:list>
      <text:p text:style-name="P26"><text:bookmark text:name="_4vsgab2vmthx"/><text:soft-page-break/><text:span text:style-name="T3">Collaboration with Cinematographers</text:span></text:p>
      <text:p text:style-name="P2">Siva has worked with a variety of talented cinematographers like <text:span text:style-name="T5">R.D. Rajasekhar</text:span> (in <text:span text:style-name="T5">Veeram</text:span>) and <text:span text:style-name="T5">Om Prakash</text:span> (in <text:span text:style-name="T5">Vedalam</text:span>). Their collaboration enhances his direction, particularly when it comes to visual storytelling and action. The cinematographers’ use of color, lighting, and camera angles complements Siva's larger-than-life approach to filmmaking.</text:p>
      <text:p text:style-name="P26"><text:bookmark text:name="_tif8uuvtgh58"/><text:span text:style-name="T3">Conclusion</text:span></text:p>
      <text:p text:style-name="P2">Siruthai Siva's direction is rooted in delivering high-energy, mass-appealing films, with a distinct focus on heroism, action, and emotional connections. His camera techniques—ranging from wide shots to slow-motion action—are designed to make the hero seem invincible and the story thrilling. While the storytelling might sometimes follow familiar formulas, the way he directs and captures moments, especially in action and emotional sequences, has contributed to his popularity in Tamil cinema.</text:p>
      <text:p text:style-name="Standard">4o mini</text:p>
      <text:p text:style-name="P28"><text:bookmark text:name="_73c86vq1kdqf"/><text:span text:style-name="T1">You said:</text:span></text:p>
      <text:p text:style-name="Standard">The mystery of Kanguva, an epic action movie, with Suriya in the lead and directed by Siva, has driven people to understand the legend of the story. Treading close to about 1,500 years ago, this film seems more like a journey into the bygone Tamil world, where warriors, chieftains, and mighty kingdoms come face to face in a tale filled with loyalty, honour, and heroism. Many fans are left wondering whether Kanguva is based on a true story and does it draws from folklore and historical figures of Tamil Nadu. So, let’s answer those questions as well as know about its cast, release date, and more. and this From Wikipedia, the free encyclopedia Not to be confused with Kangua. Casting Suriya will be seen in 13 different looks in the film. Earlier in Ayan (2009), he was seen in ten different looks and that record will be broken through this film.[32] The makeup artist Ranjith Ambady and his team took references from Apocalypto (2006) for designing one of Suriya's looks for the periodic portions.[33] For his role, Suriya further shed 5 kilograms for his role in the film.[34] In August 2022, Disha Patani was reportedly paired opposite Suriya, marking her Tamil debut.[26] Patani's inclusion was confirmed on 9 September.[35] Yogi Babu, Redin Kingsley, Kovai Sarala and Anandaraj were reportedly cast in late-August to play supporting roles.[36] That September, Ravi Raghavendra revealed his participation in the film,[37] while K. S. Ravikumar was reported being part of the cast in October, after he had shot for his portions in the second schedule of the film.[38][39] Kannada actor B. S. Avinash was cast in late April 2023.[40] It was only by late June that he announced his participation.[40][41] Towards the end of July 2023, Bobby Deol was brought on board as the main antagonist, making his Tamil debut.[42] Deol signed the film long before the release of Animal,[43] and described his role to be "out of his comfort zone" as he had to be fluent in Tamil and learning it within two months was difficult which made the role even more challenging.[44] During the same period, Natarajan Subramaniam was signed on to play one of the antagonist roles.[45] Deol in an interview to Bollywood Hungama admitted that his role required significant physical preparation, where he had to wear a hairpiece, apply scars and use custom-made contact lenses.[43] Filming Part of the film was shot in Goa. Filming was intended to begin in November 2021 after Siva's commitments in Annaatthe. Later, it was pushed to July 2022 after Suriya had completed the shooting schedule of Bala's Vanangaan in June and test shoot of Vetrimaaran's Vaadivaasal in July.[46] But that too didn't happen. The film's principal photography ultimately began with the first schedule on 24 August 2022 in Chennai with a customary pooja ceremony.[47][48] The first schedule was concluded in five days there.[49] The second schedule commenced in Goa on 20 September.[37] Patani joined the sets the very next day.[50] A massive set was erected in the outskirts where most portions had been shot. A stunt sequence involving more than 250 extras was also shot there.[51] During this schedule, pictures and footage from the sets were leaked and went viral, causing the studio, Studio Green, to warn of legal action against the ones responsible.[52][53] The second schedule was completed on 11 October and the team took a break for a couple of weeks on the account of Diwali.[54][55] The next and third schedule was reported to commence again in Chennai and also in Pondicherry post-Diwali,[56] while the subsequent schedule was set to be held in Sri Lanka for 60 days.[57] Since the film is reportedly set in two timelines and has a 1000-year old backstory, most parts filmed during the second schedule in Goa makes up the present day portions while the ones in the Sri Lanka schedule would make up the period ones. However, the film was eventually not shot in Sri Lanka.[58][59] For the next schedule, Suriya trained hard to sport a six pack look.[60][61] The third schedule began on 16 December in Ennore, Chennai as reported,[62] with Patani and Yogi Babu being included in this schedule.[63][64] Few days later, the team started shooting action sequences at a grand set erected at Ennore Port, which were choregraphed by Supreme Sundar, who was hired during this schedule.[65][66] It was a short schedule which was completed by late-December.[32] By January 2023, 60% of shooting was completed. Filming resumed on 4 January 2023 at EVP Film City in Chennai.[67][68] It was completed by January end.[69] In early February, the makers erected a set resembling an aeroplane for shooting action sequences.[70] Few days before that, an action sequence with around 50 extras clashing with Suriya was filmed in a gym.[70] On 10 February, the concurrent schedule commenced yet again in Chennai. The team had started shooting action sequences from that day onwards.[71] Cinematographer Vetri brought Alexa Super 35 and Alexa LF camera versions for a better output of the action sequences. Kanguva is the second Tamil film to use the Alexa Super 35 camera after Leo (2023).[72] In early March, Suriya was spotted hitting a gym, preparing for a massive action scene along with 200 bodybuilders.[73] Few days later, Siva took a short break from filming after his brother Bala had been hospitalised due to liver disease.[74][75] After the completion of this schedule, Siva and Suriya started filming the title teaser.[76] It was completed on 12 March.[77] After a 10-day break,[78] shooting took place for one day in Kerala on 19 April.[79] The next day, a new phase started in Kodaikanal at the forest areas.[80] It was supposed to go on for about 20 days, but the team finished the schedule on 7 May.[81] The subsequent schedule started on 20 June 2023, at a grand set mounted in EVP Film City which was constructed that month start, in Chennai.[82] A song, set in the period, featuring more than 1500 background artists and choreographed by Prem Rakshith was shot at the set, and the schedule was completed before the end of the month.[82][83] The crew moved to Kodaikanal again for the next phase of filming and wrapped it up by the beginning of the coming month.[84] Following their time in Kodaikanal, the production team returned to EVP Film City to commence the successive phase of filming, on 5 August.[85] On 16 August 2023, production shifted to Rajahmundry where filming held for two weeks.[86] On 5 October 2023, following a brief break, the team moved to Bangkok for the penultimate schedule which was completed within three weeks.[87][88] In late-November 2023, Suriya sustained a minor injury during a fight sequence when a rope camera fell on his shoulder.[89] Shortly thereafter, he took off from filming for two weeks to recover, thereby halting the production temporarily,[90][91] before returning to the sets by mid-December.[92] Principal photography wrapped in January 2024.[93][94] in siruthai sivastyle above moviw give in 270 words of vigeo generation prompt of a eagle flying and a man in viking and south indian man actor suriya shotingat an barbaric armty fleet in spartan style give as pan india tamil movie Kanguva Theatrical release poster Directed by<text:tab/>Siva Screenplay by<text:tab/>Siva Story by<text:tab/>Siva Adhi Narayana Dialogues by<text:tab/>Madhan Karky Produced by<text:tab/> K. E. Gnanavel Raja V. Vamsi Krishna Reddy Pramod Uppalapati Starring<text:tab/> Suriya Bobby Deol Disha Patani Cinematography<text:tab/>Vetri Palanisamy Edited by<text:tab/>Nishadh Yusuf Music by<text:tab/>Devi Sri Prasad Production companies<text:tab/> Studio Green UV Creations Distributed by<text:tab/>see below Release date<text:tab/> 14 November 2024 Running time<text:tab/>154 minutes[1] Country<text:tab/>India Language<text:tab/>Tamil Budget<text:tab/>₹300–350 crore[2][3][4] Box office<text:tab/>est. ₹52 crore[5] Kanguva (/kəŋɡʊˈvɑː/ transl. Man with the Power of Fire)[6] is a 2024 Indian Tamil-language epic fantasy action film[a] directed by Siva and produced by Studio Green, together with UV Creations. The film stars Suriya in dual roles, alongside Bobby Deol, Disha Patani, Natarajan Subramaniam, K. S. Ravikumar, Yogi Babu, Redin Kingsley, Kovai Sarala, Mansoor Ali Khan, Ravi Raghavendra and Karunas. In the film, a fierce tribal warrior's connection with a small child from the year 1070 is mysteriously connected to a bounty hunter and a small child from 2024. The film was officially announced in April 2019 under the tentative title Suriya 39, as it was to be the actor's 39th film as a leading actor; however, it was shelved due to the COVID-19 pandemic in India and work conflicts. The project restarted in August 2022, under the tentative title Suriya 42. Principal photography commenced the same month and lasted for seventeen months before wrapping up in January 2024. Filming locations included Chennai, Goa, Kerala, Kodaikanal and Rajahmundry. The film has music composed by Devi Sri Prasad, cinematographer handled by Vetri Palanisamy and editing by Nishadh Yusuf. Made on a budget of around ₹300–350 crore, it is one of the most expensive Indian films ever made. Kanguva was released worldwide on 14 November 2024 in standard, 3D and IMAX format. The film received negative reviews from critics, who praised Suriya's performance, production design and cinematography but criticised the lazy writing, poor screenplay, editing and sound design. Plot In 2024, Zeta, a young test subject for brain enhancement and superpower experiments, escapes from a Russian biomedical facility near the Indian border. The facility's commander deploys troops to recapture him. Meanwhile, in Goa, bounty hunter Francis Theodore works with his friend, Colt 95, under the Goa Police, apprehending criminals. Complicating matters, Francis's ex-girlfriend, Angela, and her partner, Accelerator, are rival bounty hunters. Zeta, now in Goa, encounters Francis and starts following him. After witnessing Colt kill a bounty target, Zeta seeks refuge with Angela but is quickly retrieved by Francis. While travelling with Francis, Zeta suffers a seizure. Francis takes Zeta to the hospital, and allows the child to stay with himself and Colt. At Francis's home, he begins drawing tribal patterns on the walls, triggering mysterious flashbacks from Francis's past life. The troops tracking Zeta eventually locate him, launching an attack on Francis and his team. Zeta is captured, prompting Francis to pursue them. As the chase unfolds, fragments of Francis's past are revealed. In 1070, Roman soldiers attempt to conquer Perumaachi, one of the five islands near the southern Indian subcontinent. With the help of Koduvan, a local inhabitant, they kill 100 warriors defending the island. However, one survivor, Selumaara, escapes and alerts the chieftain, Senthee. In retaliation, Senthee's son, Kanguva "Kanga", executes Koduvan in front of the tribe. Overcome with grief, Koduvan's wife entrusts their son, Poruva, to Kanga before taking her own life by running into a fire. Kanga raises Poruva as his protégé and trains him to become a warrior. Failing to capture Perumaachi, the Romans ally with Udhiran, the chieftain of the neighbouring island, Arathi, adding to the existing feud between the two islands. Udhiran’s two sons lead an assault on Kanga and his tribe. During the conflict, Poruva stabs Kanga; despite this, Kanga overcomes his injuries, defeats Udhiran’s sons, and later finds Poruva. He takes him back to Perumaachi, but the tribe banishes both to the uninhabited Dark Island. On the Dark Island, Kanga and Poruva grow closer, forming a strong bond. The women of Perumaachi eventually kill Udhiran’s third son, prompting Udhiran to launch a final attack on the Dark Island. Kanga defeats Udhiran's forces and confronts him aboard his ship. In a selfless act, Poruva sacrifices himself to ensure Kanga's victory. Devastated, Kanga kills Udhiran and vows to dedicate his future lives to honouring Poruva’s sacrifice. With Udhiran’s lineage seemingly eradicated, his illegitimate son, Rathaangasan, born to a concubine, vows revenge. Back in 2024, Francis is revealed to be the reincarnation of Kanguva while Zeta is the reincarnation of Poruva. Francis tracks them down and attacks the plane Zeta is in. He retrieves Zeta and has a brief moment where Kanga takes over him. Francis, still confused by his connection to Zeta, takes him in, unsure why he feels differently towards him. Meanwhile, the commander of the facility, Ryan, is revealed to be the reincarnation of Rathaangasan. Fully aware of his past life, the commander decides to personally capture Zeta and Francis. Cast Suriya in a dual role as Kanguva Francis Theodore Bobby Deol as Udhiran Disha Patani as Angelina Natarajan Subramaniam as Koduvan K. S. Ravikumar as Nolasco Raposo, Director general of Police Yogi Babu as Colt 95 Redin Kingsley as Accelerator Kovai Sarala as Francis's mother Mansoor Ali Khan as Francis's friend Ravi Raghavendra as Francis's father Karunas as Selumaara Bose Venkat as Miyasan Harish Uthaman as Atangkaali Kalairani Prem Kumar as Udhiran's aide Vasundhara Kashyap B. S. Avinash as Senthee Ayyappa P. Sharma Vatsan Chakravarthy as Angasan Anikhet Chandrakant Chouhan Karthi in a dual cameo roles as Rathaangasan Commander Rya</text:p>
      <text:p text:style-name="P27"><text:bookmark text:name="_vtp0605mdrq5"/><text:span text:style-name="T2">ChatGPT said:</text:span></text:p>
      <text:p text:style-name="Standard">ChatGPT</text:p>
      <text:p text:style-name="P2"><text:span text:style-name="T4">Video Generation Prompt for </text:span><text:span text:style-name="T6">Kanguva</text:span><text:span text:style-name="T4"> Scene</text:span></text:p>
      <text:p text:style-name="Standard"><draw:rect text:anchor-type="as-char" style:rel-width="100%" draw:z-index="0" draw:style-name="gr1" draw:text-style-name="P29" svg:width="0.0012in" svg:height="0.0213in"><text:p/></draw:rect></text:p>
      <text:p text:style-name="P2"><text:span text:style-name="T4">Title: "Epic Battle: Kanguva’s Warrior Spirit vs. Barbaric Armada"</text:span></text:p>
      <text:p text:style-name="P2"><text:span text:style-name="T4">Scene Description</text:span>:</text:p>
      <text:p text:style-name="P2">The scene begins with an awe-inspiring <text:span text:style-name="T4">aerial shot</text:span> of an <text:span text:style-name="T4">eagle soaring high</text:span>, cutting through the clouds above a dense, mist-covered jungle. As the eagle glides over <text:span text:style-name="T4">vast, rugged mountains</text:span>, the camera gradually zooms out to reveal the breathtakingly beautiful yet perilous land below. The wind howls, and the <text:span text:style-name="T4">thunderous sound of battle drums</text:span> echoes in the background.</text:p>
      <text:p text:style-name="P2">Suddenly, the <text:span text:style-name="T4">camera transitions to a dramatic shot</text:span> of <text:span text:style-name="T4">Suriya</text:span>, dressed as the fierce <text:span text:style-name="T4">Viking-style warrior</text:span> <text:span text:style-name="T4">Kanguva</text:span>, standing tall at the edge of a cliff. His armor gleams under the <text:span text:style-name="T4">stormy skies</text:span>, and his eyes burn with intensity. His face is weathered, his hair wild, and in his hand, he grips a massive battle axe, ready for war. He looks across the horizon where a <text:span text:style-name="T4">barbaric army fleet</text:span> is charging toward him from a distant shore, their warships resembling ancient <text:span text:style-name="T4">Spartan</text:span> vessels.</text:p>
      <text:p text:style-name="P2">With a <text:span text:style-name="T4">high-energy, cinematic zoom-in</text:span>, the camera captures <text:span text:style-name="T4">Suriya's determination</text:span> as he prepares for the ultimate battle. As the <text:span text:style-name="T4">barbaric armada</text:span> approaches, he leaps into action, charging down the cliff with a <text:span text:style-name="T4">massive war cry</text:span>. His <text:span text:style-name="T4">fierce movements</text:span> and <text:span text:style-name="T4">swift action sequences</text:span> are highlighted by quick cuts and close-ups, showcasing his raw strength.</text:p>
      <text:p text:style-name="P2">The <text:span text:style-name="T4">battle commences</text:span> in a flurry of intense action as <text:span text:style-name="T4">Suriya</text:span>, in his <text:span text:style-name="T4">dual role as Kanguva</text:span>, confronts the attacking horde. The camera weaves through the action, using a combination of <text:span text:style-name="T4">slow motion</text:span> for dramatic moments and <text:span text:style-name="T4">wide, panoramic shots</text:span> to capture the scale of the conflict. The <text:span text:style-name="T4">battleaxe clashes</text:span> against shields and swords, with <text:span text:style-name="T4">explosions</text:span> and <text:span text:style-name="T4">massive waves</text:span> of warriors fighting in chaotic, brutal combat.</text:p>
      <text:p text:style-name="P2"><text:span text:style-name="T4">Bobby Deol</text:span>, as the <text:span text:style-name="T4">ruthless antagonist</text:span> <text:span text:style-name="T4">Udhiran</text:span>, stands in the distance, commanding his army with an air of menace, while <text:span text:style-name="T4">Disha Patani</text:span>, as <text:span text:style-name="T4">Angelina</text:span>, watches the chaos unfold, her expressions full of resolve.</text:p>
      <text:p text:style-name="P2">As the scene reaches its peak, the camera cuts to a <text:span text:style-name="T4">powerful close-up</text:span> of <text:span text:style-name="T4">Kanguva</text:span>'s face, drenched in sweat, his resolve unyielding, as he prepares to face his enemies head-on.</text:p>
      <text:p text:style-name="Standard"><draw:rect text:anchor-type="as-char" style:rel-width="100%" draw:z-index="1" draw:style-name="gr1" draw:text-style-name="P29" svg:width="0.0012in" svg:height="0.0213in"><text:p/></draw:rect></text:p>
      <text:p text:style-name="P2"><text:span text:style-name="T4">Visual and Style Notes</text:span>:</text:p>
      <text:list xml:id="list3307357843" text:style-name="WWNum4">
        <text:list-item>
          <text:p text:style-name="P5"><text:soft-page-break/><text:span text:style-name="T4">Cinematic Style</text:span>: A high-octane action sequence blending ancient warrior ethos with <text:span text:style-name="T4">epic fantasy</text:span> and <text:span text:style-name="T4">historical grandeur</text:span>.</text:p>
        </text:list-item>
        <text:list-item>
          <text:p text:style-name="P13"><text:span text:style-name="T4">Camera Angles</text:span>: Dramatic wide shots of the battlefield, contrasting with <text:span text:style-name="T4">close-ups</text:span> of characters in battle, focusing on emotions and intense moments.</text:p>
        </text:list-item>
        <text:list-item>
          <text:p text:style-name="P13"><text:span text:style-name="T4">Lighting</text:span>: Dark, stormy skies, with <text:span text:style-name="T4">sharp contrasts</text:span> between light and shadow to emphasize the <text:span text:style-name="T4">heroism</text:span> and <text:span text:style-name="T4">mystery</text:span> of the characters.</text:p>
        </text:list-item>
        <text:list-item>
          <text:p text:style-name="P18"><text:span text:style-name="T4">Action Style</text:span>: <text:span text:style-name="T4">Spartan-inspired</text:span> combat techniques and <text:span text:style-name="T4">Viking-style</text:span> war tactics, with cinematic choreography that emphasizes physicality and primal strength.</text:p>
        </text:list-item>
      </text:list>
      <text:p text:style-name="Standard"><draw:rect text:anchor-type="as-char" style:rel-width="100%" draw:z-index="2" draw:style-name="gr1" draw:text-style-name="P29" svg:width="0.0012in" svg:height="0.0213in"><text:p/></draw:rect></text:p>
      <text:p text:style-name="P2"><text:span text:style-name="T4">Sound Design</text:span>:</text:p>
      <text:list xml:id="list2938655570" text:style-name="WWNum1">
        <text:list-item>
          <text:p text:style-name="P6"><text:span text:style-name="T4">Epic orchestral music</text:span> by Devi Sri Prasad, filled with powerful <text:span text:style-name="T4">drum beats</text:span> and <text:span text:style-name="T4">strings</text:span> to underscore the grandeur of the battle.</text:p>
        </text:list-item>
        <text:list-item>
          <text:p text:style-name="P19"><text:span text:style-name="T4">Clashing metal</text:span>, <text:span text:style-name="T4">war cries</text:span>, and <text:span text:style-name="T4">the sound of waves</text:span> crashing against the shore, heightening the chaotic energy of the scene.</text:p>
        </text:list-item>
      </text:list>
      <text:p text:style-name="Standard"><draw:rect text:anchor-type="as-char" style:rel-width="100%" draw:z-index="3" draw:style-name="gr1" draw:text-style-name="P29" svg:width="0.0012in" svg:height="0.0213in"><text:p/></draw:rect></text:p>
      <text:p text:style-name="P2"><text:span text:style-name="T4">Tagline</text:span>: "A warrior born from the past, destined to face a future of chaos."</text:p>
      <text:p text:style-name="Standard">4o mini</text:p>
      <text:p text:style-name="P28"><text:bookmark text:name="_tj1jd98t1fxl"/><text:span text:style-name="T1">You said:</text:span></text:p>
      <text:p text:style-name="Standard">all theabove in 270 words</text:p>
      <text:p text:style-name="P27"><text:bookmark text:name="_nc7a5y38oi9g"/><text:span text:style-name="T2">ChatGPT said:</text:span></text:p>
      <text:p text:style-name="Standard">ChatGPT</text:p>
      <text:p text:style-name="P2"><text:span text:style-name="T4">Video Generation Prompt for </text:span><text:span text:style-name="T6">Kanguva</text:span><text:span text:style-name="T4"> Scene</text:span></text:p>
      <text:p text:style-name="Standard"><draw:rect text:anchor-type="as-char" style:rel-width="100%" draw:z-index="4" draw:style-name="gr1" draw:text-style-name="P29" svg:width="0.0012in" svg:height="0.0213in"><text:p/></draw:rect></text:p>
      <text:p text:style-name="P2"><text:span text:style-name="T4">Title: "Epic Battle: Kanguva’s Warrior Spirit vs. Barbaric Armada"</text:span></text:p>
      <text:p text:style-name="P2">The scene opens with an <text:span text:style-name="T4">aerial shot</text:span> of an <text:span text:style-name="T4">eagle soaring</text:span> above mist-covered mountains. The camera zooms out to reveal <text:span text:style-name="T4">Suriya</text:span> as the fierce warrior <text:span text:style-name="T4">Kanguva</text:span>, standing at the edge of a cliff. His armor glistens in the stormy light as he grips a massive battle axe, preparing for war. Below him, a <text:span text:style-name="T4">barbaric army fleet</text:span> of <text:span text:style-name="T4">Spartan-style ships</text:span> approaches the shore.</text:p>
      <text:p text:style-name="P2">The camera <text:span text:style-name="T4">zooms in</text:span> on Kanguva's determined face before <text:span text:style-name="T4">cutting to a dramatic shot</text:span> of him charging down the cliff with a <text:span text:style-name="T4">battle cry</text:span>. <text:span text:style-name="T4">Quick cuts</text:span> showcase his <text:span text:style-name="T4">Viking-inspired combat style</text:span>, as he swings his <text:span text:style-name="T4">battle axe</text:span> against the invading fleet, cutting through waves of enemies with brutal force. The <text:span text:style-name="T4">action intensifies</text:span> with <text:span text:style-name="T4">slow-motion shots</text:span> highlighting each powerful blow and <text:span text:style-name="T4">wide panoramic shots</text:span> showing the vast scale of the battle.</text:p>
      <text:p text:style-name="P2"><text:span text:style-name="T4">Bobby Deol</text:span>, as the antagonist <text:span text:style-name="T4">Udhiran</text:span>, watches from afar, while <text:span text:style-name="T4">Disha Patani</text:span>, as <text:span text:style-name="T4">Angelina</text:span>, surveys the carnage with quiet resolve. The <text:span text:style-name="T4">camera weaves</text:span> through the chaos, focusing on Kanguva’s unmatched strength as he slashes through his enemies, surrounded by <text:span text:style-name="T4">explosions</text:span> and <text:span text:style-name="T4">war cries</text:span>.</text:p>
      <text:p text:style-name="P2"><text:soft-page-break/>The sequence culminates in a close-up of <text:span text:style-name="T4">Suriya’s face</text:span>, drenched in sweat, his eyes fierce as he prepares for his final assault. The <text:span text:style-name="T4">stormy sky</text:span> and <text:span text:style-name="T4">dark lighting</text:span> enhance the epic and primal atmosphere of the fight.</text:p>
      <text:p text:style-name="P2"><text:span text:style-name="T4">Sound</text:span>: The sequence is underscored by <text:span text:style-name="T4">epic orchestral music</text:span>, with <text:span text:style-name="T4">drums</text:span> and <text:span text:style-name="T4">clashing metal</text:span>, building tension and amplifying the epic scale of the battle.</text:p>
      <text:p text:style-name="Standard"><draw:rect text:anchor-type="as-char" style:rel-width="100%" draw:z-index="5" draw:style-name="gr1" draw:text-style-name="P29" svg:width="0.0012in" svg:height="0.0213in"><text:p/></draw:rect></text:p>
      <text:p text:style-name="P2"><text:span text:style-name="T4">Tagline</text:span>: "A warrior born from the past, destined to face a future of chaos."</text:p>
      <text:p text:style-name="Standard">4o mini</text:p>
      <text:p text:style-name="P28"><text:bookmark text:name="_gkw4hpwye25z"/><text:span text:style-name="T1">You said:</text:span></text:p>
      <text:p text:style-name="Standard">use tamil actor suriya</text:p>
      <text:p text:style-name="P27"><text:bookmark text:name="_urklrmiqfmmk"/><text:span text:style-name="T2">ChatGPT said:</text:span></text:p>
      <text:p text:style-name="Standard">ChatGPT</text:p>
      <text:p text:style-name="P2"><text:span text:style-name="T4">Video Generation Prompt for </text:span><text:span text:style-name="T6">Kanguva</text:span><text:span text:style-name="T4"> Scene</text:span></text:p>
      <text:p text:style-name="Standard"><draw:rect text:anchor-type="as-char" style:rel-width="100%" draw:z-index="6" draw:style-name="gr1" draw:text-style-name="P29" svg:width="0.0012in" svg:height="0.0213in"><text:p/></draw:rect></text:p>
      <text:p text:style-name="P2"><text:span text:style-name="T4">Title: "Epic Battle: Kanguva’s Warrior Spirit vs. Barbaric Armada"</text:span></text:p>
      <text:p text:style-name="P2">The scene begins with a majestic <text:span text:style-name="T4">aerial shot</text:span> of an <text:span text:style-name="T4">eagle soaring</text:span> over rugged, mist-covered mountains. The camera zooms out to reveal <text:span text:style-name="T4">Tamil actor Suriya</text:span> as the fierce warrior <text:span text:style-name="T4">Kanguva</text:span>, standing tall at the edge of a cliff. His armor shines under the stormy skies, and he grips a massive battle axe, ready to face the enemy. Below, a <text:span text:style-name="T4">barbaric army fleet</text:span>, resembling <text:span text:style-name="T4">Spartan-style ships</text:span>, approaches the shore.</text:p>
      <text:p text:style-name="P2">The camera shifts to <text:span text:style-name="T4">Suriya’s face</text:span>, filled with determination, before <text:span text:style-name="T4">zooming in</text:span> as he leaps into action, charging down the cliff with a mighty <text:span text:style-name="T4">war cry</text:span>. <text:span text:style-name="T4">Dynamic cuts</text:span> show him clashing with enemies, his powerful swings and battleaxe strikes tearing through the horde of invaders. The camera weaves through the battle, with a mix of <text:span text:style-name="T4">slow-motion</text:span> and <text:span text:style-name="T4">wide panoramic shots</text:span> to capture the intense and chaotic combat.</text:p>
      <text:p text:style-name="P2"><text:span text:style-name="T4">Bobby Deol</text:span>, as the antagonist <text:span text:style-name="T4">Udhiran</text:span>, stands at a distance, overseeing the battle, while <text:span text:style-name="T4">Disha Patani</text:span>, as <text:span text:style-name="T4">Angelina</text:span>, watches with a calm intensity. The sequence features high-energy <text:span text:style-name="T4">fight choreography</text:span>, highlighting <text:span text:style-name="T4">Suriya’s physical prowess</text:span> and <text:span text:style-name="T4">Viking-style combat techniques</text:span> as he battles against waves of enemies, explosions rocking the battlefield.</text:p>
      <text:p text:style-name="P2">The scene culminates in a <text:span text:style-name="T4">close-up of Suriya’s face</text:span>, sweat dripping down, his eyes filled with unyielding resolve as he prepares for the final confrontation. The <text:span text:style-name="T4">stormy lighting</text:span> and <text:span text:style-name="T4">dark skies</text:span> amplify the tension and scale of the battle.</text:p>
      <text:p text:style-name="P2"><text:span text:style-name="T4">Sound</text:span>: The sequence is underscored by <text:span text:style-name="T4">epic orchestral music</text:span>, <text:span text:style-name="T4">drum beats</text:span>, and the <text:span text:style-name="T4">clash of metal</text:span>, heightening the intensity.</text:p>
      <text:p text:style-name="Standard"><draw:rect text:anchor-type="as-char" style:rel-width="100%" draw:z-index="7" draw:style-name="gr1" draw:text-style-name="P29" svg:width="0.0012in" svg:height="0.0213in"><text:p/></draw:rect></text:p>
      <text:p text:style-name="P2"><text:span text:style-name="T4">Tagline</text:span>: "A warrior of the past, fighting for the future."</text:p>
      <text:p text:style-name="Standard">4o mini</text:p>
      <text:p text:style-name="P28"><text:bookmark text:name="_ldl9klq9o8kf"/><text:span text:style-name="T1">You said:</text:span></text:p>
      <text:p text:style-name="Standard"><text:soft-page-break/>and use hindi actor bobby deol asvikig villain</text:p>
      <text:p text:style-name="P27"><text:bookmark text:name="_b14mql9vq43"/><text:span text:style-name="T2">ChatGPT said:</text:span></text:p>
      <text:p text:style-name="Standard">ChatGPT</text:p>
      <text:p text:style-name="P2"><text:span text:style-name="T4">Video Generation Prompt for </text:span><text:span text:style-name="T6">Kanguva</text:span><text:span text:style-name="T4"> Scene</text:span></text:p>
      <text:p text:style-name="Standard"><draw:rect text:anchor-type="as-char" style:rel-width="100%" draw:z-index="8" draw:style-name="gr1" draw:text-style-name="P29" svg:width="0.0012in" svg:height="0.0213in"><text:p/></draw:rect></text:p>
      <text:p text:style-name="P2"><text:span text:style-name="T4">Title: "Epic Battle: Kanguva’s Warrior Spirit vs. Barbaric Armada"</text:span></text:p>
      <text:p text:style-name="P2">The scene begins with a breathtaking <text:span text:style-name="T4">aerial shot</text:span> of an <text:span text:style-name="T4">eagle soaring</text:span> over misty mountains, its wings cutting through the stormy skies. The camera then zooms out to reveal <text:span text:style-name="T4">Tamil actor Suriya</text:span> as the mighty warrior <text:span text:style-name="T4">Kanguva</text:span>, standing on a cliff, clad in <text:span text:style-name="T4">Viking-inspired armor</text:span> and holding a massive battle axe. His eyes burn with intensity as he watches a <text:span text:style-name="T4">barbaric fleet</text:span>, led by the ruthless <text:span text:style-name="T4">Bobby Deol</text:span> as <text:span text:style-name="T4">Udhiran</text:span>, approaching the shore with Spartan-style warships.</text:p>
      <text:p text:style-name="P2">The camera <text:span text:style-name="T4">zooms in</text:span> on <text:span text:style-name="T4">Suriya</text:span>, showcasing his fierce resolve before he charges down the cliff with a powerful <text:span text:style-name="T4">war cry</text:span>. <text:span text:style-name="T4">Dynamic cuts</text:span> highlight his swift and brutal combat style, swinging the battleaxe with precision to mow down waves of Udhiran’s army. The camera <text:span text:style-name="T4">weaves through the chaos</text:span>, with a mix of <text:span text:style-name="T4">slow-motion shots</text:span> of Suriya’s battle moves, and <text:span text:style-name="T4">wide panoramic angles</text:span> showing the immense scale of the conflict.</text:p>
      <text:p text:style-name="P2"><text:span text:style-name="T4">Bobby Deol</text:span>, as the Viking villain <text:span text:style-name="T4">Udhiran</text:span>, watches the battlefield with cold, calculating eyes. His towering presence exudes danger as he commands his forces from afar. His fierce expression is matched by the power of his fleet, making him a formidable adversary for <text:span text:style-name="T4">Kanguva</text:span>.</text:p>
      <text:p text:style-name="P2">The battle intensifies, and as <text:span text:style-name="T4">Suriya</text:span> and <text:span text:style-name="T4">Bobby Deol</text:span>'s characters close in on each other, the camera captures their final clash. <text:span text:style-name="T4">Suriya’s face</text:span> is drenched in sweat, his eyes filled with rage, while <text:span text:style-name="T4">Bobby Deol</text:span>’s expression remains stone-cold. The storm rages above them as they prepare for the ultimate showdown.</text:p>
      <text:p text:style-name="P2"><text:span text:style-name="T4">Sound</text:span>: The scene pulses with <text:span text:style-name="T4">epic orchestral music</text:span>, <text:span text:style-name="T4">drums</text:span>, and the <text:span text:style-name="T4">clash of steel</text:span>, driving the high-octane energy of the battle.</text:p>
      <text:p text:style-name="Standard"><draw:rect text:anchor-type="as-char" style:rel-width="100%" draw:z-index="9" draw:style-name="gr1" draw:text-style-name="P29" svg:width="0.0012in" svg:height="0.0213in"><text:p/></draw:rect></text:p>
      <text:p text:style-name="P2"><text:span text:style-name="T4">Tagline</text:span>: "A warrior of the past, fighting for the future—against a villain forged in fire."</text:p>
      <text:p text:style-name="Standard">4o mini</text:p>
      <text:p text:style-name="P28"><text:bookmark text:name="_5a7rna2vmlav"/><text:span text:style-name="T1">You said:</text:span></text:p>
      <text:p text:style-name="Standard">for a movie how many scene needed in tamil flim</text:p>
      <text:p text:style-name="P27"><text:bookmark text:name="_t9pk0loq5oxc"/><text:span text:style-name="T2">ChatGPT said:</text:span></text:p>
      <text:p text:style-name="Standard">ChatGPT</text:p>
      <text:p text:style-name="P2">In a typical <text:span text:style-name="T4">Tamil film</text:span>, the number of scenes can vary depending on the genre, script, and storytelling style, but on average, a feature film generally has anywhere between <text:span text:style-name="T4">40 to 70 scenes</text:span>. This number can fluctuate based on the complexity of the story, pacing, and whether the film includes subplots or multiple timelines.</text:p>
      <text:p text:style-name="P26"><text:bookmark text:name="_eq0qynpmukx1"/><text:span text:style-name="T3">Breakdown of Typical Tamil Film Structure:</text:span></text:p>
      <text:list xml:id="list2775345138" text:style-name="WWNum2">
        <text:list-item>
          <text:p text:style-name="P7"><text:span text:style-name="T4">First Half (Approx. 1 to 1.5 hours):</text:span></text:p>
          <text:list>
            <text:list-item>
              <text:p text:style-name="P24"><text:soft-page-break/>Introduction of main characters and setting.</text:p>
            </text:list-item>
            <text:list-item>
              <text:p text:style-name="P24">Establishment of primary conflict or tension.</text:p>
            </text:list-item>
            <text:list-item>
              <text:p text:style-name="P24">Several action sequences, emotional or dramatic moments, and possibly songs.</text:p>
            </text:list-item>
            <text:list-item>
              <text:p text:style-name="P24">Mid-point twist or development that propels the story forward.</text:p>
            </text:list-item>
          </text:list>
        </text:list-item>
        <text:list-item>
          <text:p text:style-name="P14"><text:span text:style-name="T5">Scenes in first half</text:span>: Typically, 20–35 scenes.</text:p>
        </text:list-item>
        <text:list-item>
          <text:p text:style-name="P14"><text:span text:style-name="T4">Second Half (Approx. 1 to 1.5 hours):</text:span></text:p>
          <text:list>
            <text:list-item>
              <text:p text:style-name="P24">Intensification of conflict.</text:p>
            </text:list-item>
            <text:list-item>
              <text:p text:style-name="P24">Climax building, character confrontations.</text:p>
            </text:list-item>
            <text:list-item>
              <text:p text:style-name="P24">Resolution of primary conflict, often with a high-energy final sequence (action, emotional resolution, or twist).</text:p>
            </text:list-item>
            <text:list-item>
              <text:p text:style-name="P24">Final song and wrap-up.</text:p>
            </text:list-item>
          </text:list>
        </text:list-item>
        <text:list-item>
          <text:p text:style-name="P20"><text:span text:style-name="T5">Scenes in second half</text:span>: Typically, 20–35 scenes.</text:p>
        </text:list-item>
      </text:list>
      <text:p text:style-name="P26"><text:bookmark text:name="_2ms9jmf58y37"/><text:span text:style-name="T3">Factors Influencing the Number of Scenes:</text:span></text:p>
      <text:list xml:id="list323935220" text:style-name="WWNum5">
        <text:list-item>
          <text:p text:style-name="P8"><text:span text:style-name="T4">Genre</text:span>: A fast-paced <text:span text:style-name="T4">action or thriller film</text:span> may have more scenes to keep the energy high, while a <text:span text:style-name="T4">drama or romance</text:span> might focus on fewer but longer, emotionally-driven scenes.</text:p>
        </text:list-item>
        <text:list-item>
          <text:p text:style-name="P15"><text:span text:style-name="T4">Screenplay Style</text:span>: Films with complex narratives (e.g., period films, multi-layered plots) could have more scenes to cover the different timelines and character arcs.</text:p>
        </text:list-item>
        <text:list-item>
          <text:p text:style-name="P15"><text:span text:style-name="T4">Song Sequences</text:span>: In Tamil cinema, songs are a major component, often breaking up scenes and influencing the pacing. A film with more songs may have fewer dialogues in some segments, but the overall scene count remains similar.</text:p>
        </text:list-item>
        <text:list-item>
          <text:p text:style-name="P21"><text:span text:style-name="T4">Action Sequences</text:span>: Action-oriented films typically have longer sequences but are often broken down into multiple smaller scenes to cover various angles, effects, and character interactions during the combat.</text:p>
        </text:list-item>
      </text:list>
      <text:p text:style-name="P26"><text:bookmark text:name="_qtpc3mz4gs1j"/><text:span text:style-name="T3">Average Scene Duration:</text:span></text:p>
      <text:p text:style-name="P2">In Tamil cinema, <text:span text:style-name="T4">scene length</text:span> varies, but on average, a scene can last anywhere from <text:span text:style-name="T4">1.5 minutes to 5 minutes</text:span>, depending on its purpose. Fast-paced action sequences or songs might be shorter, while emotional or dramatic moments might be longer.</text:p>
      <text:p text:style-name="P26"><text:bookmark text:name="_n74vziu7otxm"/><text:span text:style-name="T3">Example:</text:span></text:p>
      <text:p text:style-name="P2">For a <text:span text:style-name="T4">typical 2-hour film</text:span> (120 minutes):</text:p>
      <text:list xml:id="list1351977350" text:style-name="WWNum8">
        <text:list-item>
          <text:p text:style-name="P9">1st Half: 60 minutes → <text:span text:style-name="T4">20-30 scenes</text:span></text:p>
        </text:list-item>
        <text:list-item>
          <text:p text:style-name="P22"><text:soft-page-break/>2nd Half: 60 minutes → <text:span text:style-name="T4">20-30 scenes</text:span></text:p>
        </text:list-item>
      </text:list>
      <text:p text:style-name="P2">So, a typical Tamil film might end up with <text:span text:style-name="T4">40-70 scenes</text:span> in total, though this can vary based on the script and creative decisions by the director.</text:p>
      <text:p text:style-name="P26"><text:bookmark text:name="_p7rpaktlr7nx"/><text:span text:style-name="T3">Conclusion:</text:span></text:p>
      <text:p text:style-name="P2">While there is no fixed rule, <text:span text:style-name="T4">40-70 scenes</text:span> is a good benchmark for a standard Tamil film, with variations based on story type, pace, and genre.</text:p>
      <text:p text:style-name="Standard">4o mini</text:p>
      <text:p text:style-name="P28"><text:bookmark text:name="_s7k7ha34lb0j"/><text:span text:style-name="T1">You said:</text:span></text:p>
      <text:p text:style-name="Standard">Best Direction Techniques Mass-appeal Storytelling: Siruthai Siva excels in crafting stories that cater to a wide audience, particularly focusing on heroism, family drama, and high-stakes action. His films are designed to have broad commercial appeal, balancing action sequences with emotional beats and humor. While this can be seen as formulaic at times, it's a deliberate strategy to keep the audience engaged throughout. give in Example: For a typical 2-hour film (120 minutes): 1st Half: 60 minutes → 20-30 scenes 2nd Half: 60 minutes → 20-30 scenes total 70 scene a random story of barbaric clan in forest tami;l actor suriya as hero and his brother tamil actor karthik as villain and bobby deol as a barbaric clan leader edies and tamil actor karthik tamil axctor suriya brother comes for the cinematic revenge of boby deol as his brother in cinema with a pan india cimatic siruthai siva movie Hero-centric Narratives: Siva often positions the lead actor as a larger-than-life figure, and the entire narrative is built around showcasing their strengths, whether it's through action sequences, comic moments, or emotional depth. The hero typically triumphs against overwhelming odds, which resonates strongly with fans of commercial cinema. Simple yet Engaging Plot: While the stories may not always be complex, Siva knows how to keep them engaging by adding a strong emotional core, particularly through family dynamics. For example, in films like Veeram and Vedalam, the relationship between the protagonist and his family members adds depth to the action-driven plot. Emphasis on Emotional Beats: Despite the emphasis on action, Siva incorporates emotional sequences that connect the audience to the characters. This emotional connect—especially when the hero is shown protecting family or friends—forms an integral part of his filmmaking. Pacing and Editing: Siva is known for maintaining a fast pace throughout his films, which ensures that the audience stays engaged. The story is typically structured with a series of action sequences, song-and-dance numbers, and emotional moments, keeping the flow dynamic and high-energy. Camera Techniques Wide Shots for Heroism: Siruthai Siva uses wide shots effectively to elevate the presence of the hero, especially during action scenes. These shots make the protagonist appear larger-than-life, enhancing the overall grandeur of the action sequences. In movies like Vedalam and Veeram, the camera work emphasizes the power and strength of the central character, often with a dramatic backdrop. Slow Motion for Action: Slow-motion sequences are used to highlight key action moments, particularly in fight scenes. This technique is common in his films, emphasizing the intensity and impact of a punch, kick, or dramatic gesture, making them more visually compelling for the audience. Dynamic Framing in Action Sequences: Siva often frames action sequences dynamically, using a mix of close-ups and wide shots to enhance the energy of the scene. This approach is often complemented by quick cuts, especially in chase scenes or fight sequences, to keep the momentum high and add excitement. Cinematic Lighting: Siva's films tend to have high contrast lighting, especially in darker or intense action sequences. The contrast between light and shadow helps in creating a larger-than-life effect and amplifies the intensity of critical moments. This is particularly visible in films like Vedalam and Veeram, where lighting is used to highlight the hero’s powerful presence. Crisp Framing for Emotional Moments: For emotional scenes, Siva often uses tighter framing to focus on the characters' expressions, which helps in building a connection with the audience. Close-ups of the protagonist’s face, particularly in moments of reflection or emotional turmoil, create intimacy and draw the audience into the emotional core of the film. Aerial Shots for Grandeur: In action-packed films like Veeram and Vedalam, Siva uses aerial shots to showcase the scale of action and to create a sense of grandeur. These shots help in establishing the setting and the vastness of the world the characters inhabit.</text:p>
      <text:p text:style-name="P27"><text:bookmark text:name="_ky8m67u8bwwk"/><text:span text:style-name="T2">ChatGPT said:</text:span></text:p>
      <text:p text:style-name="Standard">ChatGPT</text:p>
      <text:p text:style-name="P2"><text:span text:style-name="T4">Best Direction Techniques of Siruthai Siva</text:span></text:p>
      <text:p text:style-name="P2">Siruthai Siva, a renowned Tamil film director, is known for his <text:span text:style-name="T4">mass-appeal storytelling</text:span> that blends <text:span text:style-name="T4">action</text:span>, <text:span text:style-name="T4">emotion</text:span>, and <text:span text:style-name="T4">heroism</text:span> in a way that resonates with a wide audience. His films are designed to be commercial successes with a strong emphasis on keeping the audience engaged through a balance of <text:span text:style-name="T4">high-stakes action</text:span>, <text:span text:style-name="T4">family drama</text:span>, and <text:span text:style-name="T4">humor</text:span>. Below are some key techniques that Siva excels in:</text:p>
      <text:p text:style-name="P26"><text:bookmark text:name="_k4ilre9phypv"/><text:span text:style-name="T3">1. Mass-Appeal Storytelling</text:span></text:p>
      <text:p text:style-name="P2">Siva knows how to craft stories that cater to a broad demographic, focusing on universally appealing themes such as <text:span text:style-name="T4">heroism</text:span>, <text:span text:style-name="T4">family dynamics</text:span>, and <text:span text:style-name="T4">revenge</text:span>. His films often feature larger-than-life characters who overcome seemingly impossible odds, which strikes a chord with fans of commercial cinema.</text:p>
      <text:p text:style-name="P2"><text:span text:style-name="T4">Example</text:span>: In a <text:span text:style-name="T4">pan-India film</text:span> starring <text:span text:style-name="T4">Suriya</text:span> as the hero, <text:span text:style-name="T4">Karthi</text:span> as his brother and antagonist, and <text:span text:style-name="T4">Bobby Deol</text:span> as the barbaric clan leader, the plot revolves around the hero seeking <text:span text:style-name="T4">cinematic revenge</text:span> for the death of his brother. The narrative has a strong family connection, filled with powerful emotional beats and thrilling action sequences that engage the audience. The story structure follows a traditional arc:</text:p>
      <text:list xml:id="list3360790826" text:style-name="WWNum6">
        <text:list-item>
          <text:p text:style-name="P10"><text:span text:style-name="T4">1st Half (60 mins)</text:span>: <text:span text:style-name="T4">20-30 scenes</text:span> introducing the hero, his brother (the villain), and the barbaric clan, with action, emotional setup, and a mid-point conflict.</text:p>
        </text:list-item>
        <text:list-item>
          <text:p text:style-name="P23"><text:span text:style-name="T4">2nd Half (60 mins)</text:span>: <text:span text:style-name="T4">20-30 scenes</text:span> leading to the climax, where the hero faces the antagonist (Bobby Deol) in an epic showdown, with emotional highs and action-packed sequences.</text:p>
        </text:list-item>
      </text:list>
      <text:p text:style-name="P26"><text:bookmark text:name="_i52lvcskbsh8"/><text:span text:style-name="T3">2. Hero-Centric Narratives</text:span></text:p>
      <text:p text:style-name="P2">Siva often positions the <text:span text:style-name="T4">lead actor as the central figure</text:span>, around whom the entire narrative revolves. This approach elevates the hero, making them seem invincible, as they face and conquer overwhelming odds. Whether through <text:span text:style-name="T4">action sequences</text:span>, <text:span text:style-name="T4">humor</text:span>, or <text:span text:style-name="T4">emotional depth</text:span>, the protagonist remains the heart of the film.</text:p>
      <text:p text:style-name="P2"><text:span text:style-name="T4">Example</text:span>: In the story of a <text:span text:style-name="T4">brother seeking revenge</text:span> against a barbaric clan, <text:span text:style-name="T4">Suriya's character</text:span> is portrayed as a larger-than-life hero, capable of taking on an entire army led by <text:span text:style-name="T4">Bobby Deol’s</text:span> character. His journey is filled with both <text:span text:style-name="T4">action-driven</text:span> hero moments and deeply emotional confrontations, making the audience root for him.</text:p>
      <text:p text:style-name="P26"><text:bookmark text:name="_vtwpunc6mfsb"/><text:span text:style-name="T3">3. Simple Yet Engaging Plot</text:span></text:p>
      <text:p text:style-name="P2">Siva’s storytelling is known for its <text:span text:style-name="T4">simplicity</text:span>, which he elevates by focusing on strong emotional connections—particularly in family dynamics. The <text:span text:style-name="T4">hero’s bond with family or friends</text:span> adds depth to the action-heavy narrative.</text:p>
      <text:p text:style-name="P2"><text:soft-page-break/><text:span text:style-name="T4">Example</text:span>: In a <text:span text:style-name="T4">revenge-driven</text:span> story, the emotional core is built around the bond between <text:span text:style-name="T4">Suriya</text:span> and <text:span text:style-name="T4">Karthi</text:span>, where the death of <text:span text:style-name="T4">Karthi’s character</text:span> at the hands of the barbaric clan motivates Suriya to take down Bobby Deol’s ruthless character. The <text:span text:style-name="T4">family connection</text:span> makes the narrative more engaging and grounded in emotion.</text:p>
      <text:p text:style-name="P26"><text:bookmark text:name="_dja1t2aaoxux"/><text:span text:style-name="T3">4. Emphasis on Emotional Beats</text:span></text:p>
      <text:p text:style-name="P2">Despite focusing on action, Siva ensures that <text:span text:style-name="T4">emotional sequences</text:span> play a crucial role in his films. These sequences—often involving the hero protecting his family or friends—make the audience emotionally invested in the characters.</text:p>
      <text:p text:style-name="P2"><text:span text:style-name="T4">Example</text:span>: During the course of the film, Suriya’s character goes through deep emotional turmoil as he seeks justice for his brother’s death. The hero’s journey is not only about physical battles but also about grappling with loss, love, and loyalty, which resonates with the audience.</text:p>
      <text:p text:style-name="P26"><text:bookmark text:name="_oeic4xt5ss5"/><text:span text:style-name="T3">5. Pacing and Editing</text:span></text:p>
      <text:p text:style-name="P2">Siva ensures a <text:span text:style-name="T4">fast pace</text:span> throughout the film to maintain the audience's attention. The narrative moves quickly, with <text:span text:style-name="T4">action sequences</text:span>, <text:span text:style-name="T4">songs</text:span>, and <text:span text:style-name="T4">emotional moments</text:span> interspersed to keep the energy high. The <text:span text:style-name="T4">editing</text:span> is crisp, allowing for smooth transitions between action and drama.</text:p>
      <text:p text:style-name="P2"><text:span text:style-name="T4">Example</text:span>: In the revenge saga, Siva maintains a brisk pace by alternating between action scenes and emotional sequences, never letting the audience get bored. Quick cuts during <text:span text:style-name="T4">chase sequences</text:span> and <text:span text:style-name="T4">climactic battles</text:span> enhance the intensity, while quieter moments allow the emotional core to shine.</text:p>
      <text:p text:style-name="Standard"><draw:rect text:anchor-type="as-char" style:rel-width="100%" draw:z-index="10" draw:style-name="gr1" draw:text-style-name="P29" svg:width="0.0012in" svg:height="0.0213in"><text:p/></draw:rect></text:p>
      <text:p text:style-name="P26"><text:bookmark text:name="_79wsmju8qd4u"/><text:span text:style-name="T3">Camera Techniques in Siruthai Siva’s Films</text:span></text:p>
      <text:p text:style-name="P2">Siva's <text:span text:style-name="T4">cinematographic techniques</text:span> are an essential part of his style, often amplifying the grandeur of his action sequences and the emotional weight of his storytelling.</text:p>
      <text:p text:style-name="P26"><text:bookmark text:name="_46q0062etdxd"/><text:span text:style-name="T3">1. Wide Shots for Heroism</text:span></text:p>
      <text:p text:style-name="P2">Siva uses <text:span text:style-name="T4">wide shots</text:span> to enhance the hero’s presence, particularly in action scenes. These shots give the protagonist a sense of <text:span text:style-name="T4">larger-than-life stature</text:span>, elevating their impact and reinforcing the grandeur of the narrative.</text:p>
      <text:p text:style-name="P2"><text:span text:style-name="T4">Example</text:span>: During a <text:span text:style-name="T4">battle scene</text:span> in the <text:span text:style-name="T4">forest</text:span> against the barbaric clan, the camera captures <text:span text:style-name="T4">Suriya’s character</text:span> standing tall, alone, against the might of <text:span text:style-name="T4">Bobby Deol’s</text:span> barbaric fleet, making the hero appear invincible. This technique highlights the hero's <text:span text:style-name="T4">power</text:span> and <text:span text:style-name="T4">strength</text:span>, especially in wide, sweeping frames.</text:p>
      <text:p text:style-name="P26"><text:bookmark text:name="_hbpzwmjuuqd6"/><text:span text:style-name="T3">2. Slow Motion for Action</text:span></text:p>
      <text:p text:style-name="P2">Siva is known for utilizing <text:span text:style-name="T4">slow-motion</text:span> sequences during intense action moments. These slow-motion shots allow the audience to fully appreciate the <text:span text:style-name="T4">intensity</text:span> of each blow, <text:span text:style-name="T4">kick</text:span>, or <text:span text:style-name="T4">dramatic gesture</text:span>, creating a visually engaging experience.</text:p>
      <text:p text:style-name="P2"><text:span text:style-name="T4">Example</text:span>: During a key fight sequence between <text:span text:style-name="T4">Suriya</text:span> and <text:span text:style-name="T4">Bobby Deol</text:span>, the camera lingers on their movements in <text:span text:style-name="T4">slow motion</text:span>, amplifying the weight of each strike and making the confrontation feel more epic.</text:p>
      <text:p text:style-name="P26"><text:bookmark text:name="_78p5maj3t3xn"/><text:span text:style-name="T3">3. Dynamic Framing in Action Sequences</text:span></text:p>
      <text:p text:style-name="P2">Siva frequently employs <text:span text:style-name="T4">dynamic framing</text:span> in action scenes, mixing <text:span text:style-name="T4">close-ups</text:span> and <text:span text:style-name="T4">wide shots</text:span> to enhance the energy and visual appeal. Quick cuts and varying camera angles keep the momentum high, creating a thrilling viewing experience.</text:p>
      <text:p text:style-name="P2"><text:span text:style-name="T4">Example</text:span>: In the <text:span text:style-name="T4">forest battle</text:span> between the hero and the barbaric clan, <text:span text:style-name="T4">close-ups</text:span> of <text:span text:style-name="T4">Suriya’s</text:span> face as he charges into battle are juxtaposed with <text:span text:style-name="T4">wide shots</text:span> of him decimating enemies, making the sequence both intimate and grand.</text:p>
      <text:p text:style-name="P26"><text:bookmark text:name="_cmjxxvhrqj48"/><text:span text:style-name="T3">4. Cinematic Lighting</text:span></text:p>
      <text:p text:style-name="P2">Siva uses <text:span text:style-name="T4">high-contrast lighting</text:span> to create a visually striking atmosphere, especially in dark or intense action sequences. The contrast between light and shadow enhances the <text:span text:style-name="T4">larger-than-life</text:span> effect of the action and underscores the <text:span text:style-name="T4">intensity</text:span> of the moment.</text:p>
      <text:p text:style-name="P2"><text:soft-page-break/><text:span text:style-name="T4">Example</text:span>: In the final battle between <text:span text:style-name="T4">Suriya</text:span> and <text:span text:style-name="T4">Bobby Deol</text:span>, <text:span text:style-name="T4">dramatic lighting</text:span> accentuates the <text:span text:style-name="T4">hero’s</text:span> strength and the <text:span text:style-name="T4">villain’s menacing presence</text:span>, setting the stage for the epic showdown.</text:p>
      <text:p text:style-name="P26"><text:bookmark text:name="_q9d7o3exvqz1"/><text:span text:style-name="T3">5. Crisp Framing for Emotional Moments</text:span></text:p>
      <text:p text:style-name="P2">For emotional scenes, Siva uses <text:span text:style-name="T4">tighter framing</text:span> to focus on the character’s expressions, which helps the audience connect with their inner turmoil or joy. Close-ups allow for <text:span text:style-name="T4">emotional intimacy</text:span>, drawing the viewer deeper into the character’s journey.</text:p>
      <text:p text:style-name="P2"><text:span text:style-name="T4">Example</text:span>: In the emotional moments following <text:span text:style-name="T4">Karthi’s death</text:span>, Siva uses <text:span text:style-name="T4">close-ups</text:span> of <text:span text:style-name="T4">Suriya’s</text:span> face to convey grief and determination, creating a strong emotional link with the audience.</text:p>
      <text:p text:style-name="P26"><text:bookmark text:name="_lyybzx798dzw"/><text:span text:style-name="T3">6. Aerial Shots for Grandeur</text:span></text:p>
      <text:p text:style-name="P2">Siva employs <text:span text:style-name="T4">aerial shots</text:span> in his action-packed films to establish the <text:span text:style-name="T4">scale</text:span> and <text:span text:style-name="T4">grandeur</text:span> of the setting. These shots not only help situate the battle in a vast, epic world but also emphasize the intensity and scale of the conflict.</text:p>
      <text:p text:style-name="P2"><text:span text:style-name="T4">Example</text:span>: In the <text:span text:style-name="T4">forest sequences</text:span>, <text:span text:style-name="T4">aerial shots</text:span> capture the vastness of the terrain, showcasing the scale of the barbaric clan’s attack and the hero’s struggle against overwhelming odds.</text:p>
      <text:p text:style-name="Standard"><draw:rect text:anchor-type="as-char" style:rel-width="100%" draw:z-index="11" draw:style-name="gr1" draw:text-style-name="P29" svg:width="0.0012in" svg:height="0.0213in"><text:p/></draw:rect></text:p>
      <text:p text:style-name="P2"><text:span text:style-name="T4">Conclusion:</text:span> Siruthai Siva’s direction combines <text:span text:style-name="T4">hero-centric narratives</text:span>, <text:span text:style-name="T4">mass appeal</text:span>, <text:span text:style-name="T4">emotional depth</text:span>, and dynamic <text:span text:style-name="T4">camera techniques</text:span> to create <text:span text:style-name="T4">engaging</text:span>, <text:span text:style-name="T4">high-energy</text:span> films. His ability to craft simple yet impactful stories, combined with his cinematic visuals, makes him a master at creating commercial blockbusters that resonate with audiences across India.</text:p>
      <text:p text:style-name="Standard">4o mini</text:p>
      <text:p text:style-name="P28"><text:bookmark text:name="_rjmtcprsoh7p"/><text:span text:style-name="T1">You said:</text:span></text:p>
      <text:p text:style-name="Standard">in table form give me the 60 scene with story and cinematic camera and script and screen play in table form</text:p>
      <text:p text:style-name="P27"><text:bookmark text:name="_i8ioe05ug7cx"/><text:span text:style-name="T2">ChatGPT said:</text:span></text:p>
      <text:p text:style-name="Standard">ChatGPT</text:p>
      <text:p text:style-name="P2">Sure! Below is an example of how you could structure a <text:span text:style-name="T4">60-scene breakdown</text:span> for a film directed by <text:span text:style-name="T4">Siruthai Siva</text:span>, featuring a <text:span text:style-name="T4">pan-India story</text:span> with <text:span text:style-name="T4">Suriya</text:span>, <text:span text:style-name="T4">Karthi</text:span>, and <text:span text:style-name="T4">Bobby Deol</text:span>. Each scene includes elements of <text:span text:style-name="T4">story</text:span>, <text:span text:style-name="T4">cinematic camera techniques</text:span>, <text:span text:style-name="T4">script</text:span>, and <text:span text:style-name="T4">screenplay</text:span> to give a clearer view of the film's flow and visual narrativ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4">Scene No.</text:span></text:p>
          </table:table-cell>
          <table:table-cell table:style-name="Table1.A1" office:value-type="string">
            <text:p text:style-name="P1"><text:span text:style-name="T4">Story/Plot Description</text:span></text:p>
          </table:table-cell>
          <table:table-cell table:style-name="Table1.A1" office:value-type="string">
            <text:p text:style-name="P1"><text:span text:style-name="T4">Cinematic Camera Techniques</text:span></text:p>
          </table:table-cell>
          <table:table-cell table:style-name="Table1.A1" office:value-type="string">
            <text:p text:style-name="P1"><text:span text:style-name="T4">Script and Screenplay Elements</text:span></text:p>
          </table:table-cell>
        </table:table-row>
        <table:table-row table:style-name="Table1.2">
          <table:table-cell table:style-name="Table1.A1" office:value-type="string">
            <text:p text:style-name="Standard">1</text:p>
          </table:table-cell>
          <table:table-cell table:style-name="Table1.A1" office:value-type="string">
            <text:p text:style-name="Standard"><text:span text:style-name="T4">Opening Sequence</text:span>: The film begins with an aerial shot of a dense forest, introducing the setting and tone of a barbaric clan.</text:p>
          </table:table-cell>
          <table:table-cell table:style-name="Table1.A1" office:value-type="string">
            <text:p text:style-name="Standard">Aerial shot sweeping over the forest to establish the location.</text:p>
          </table:table-cell>
          <table:table-cell table:style-name="Table1.A1" office:value-type="string">
            <text:p text:style-name="Standard">Voiceover narrates the history of the forest and the brutal tribe.</text:p>
          </table:table-cell>
        </table:table-row>
        <table:table-row table:style-name="Table1.3">
          <table:table-cell table:style-name="Table1.A1" office:value-type="string">
            <text:p text:style-name="Standard">2</text:p>
          </table:table-cell>
          <table:table-cell table:style-name="Table1.A1" office:value-type="string">
            <text:p text:style-name="Standard"><text:span text:style-name="T4">Introduction of Hero</text:span>: Suriya’s character is shown as a fierce warrior leading a small group.</text:p>
          </table:table-cell>
          <table:table-cell table:style-name="Table1.A1" office:value-type="string">
            <text:p text:style-name="Standard">Wide shot to show Suriya's powerful presence in the frame.</text:p>
          </table:table-cell>
          <table:table-cell table:style-name="Table1.A1" office:value-type="string">
            <text:p text:style-name="Standard">Hero speaks about his past and mission, building anticipation.</text:p>
          </table:table-cell>
        </table:table-row>
        <table:table-row table:style-name="Table1.4">
          <table:table-cell table:style-name="Table1.A1" office:value-type="string">
            <text:p text:style-name="Standard">3</text:p>
          </table:table-cell>
          <table:table-cell table:style-name="Table1.A1" office:value-type="string">
            <text:p text:style-name="Standard"><text:span text:style-name="T4">Brother’s Bond</text:span>: Suriya and Karthi are seen together, laughing and bonding.</text:p>
          </table:table-cell>
          <table:table-cell table:style-name="Table1.A1" office:value-type="string">
            <text:p text:style-name="Standard">Close-ups on both characters, highlighting their strong emotional bond.</text:p>
          </table:table-cell>
          <table:table-cell table:style-name="Table1.A1" office:value-type="string">
            <text:p text:style-name="Standard">Suriya and Karthi share a moment of humor before a sudden interruption.</text:p>
          </table:table-cell>
        </table:table-row>
        <table:table-row table:style-name="Table1.4">
          <table:table-cell table:style-name="Table1.A1" office:value-type="string">
            <text:p text:style-name="Standard">4</text:p>
          </table:table-cell>
          <table:table-cell table:style-name="Table1.A1" office:value-type="string">
            <text:p text:style-name="Standard"><text:span text:style-name="T4">Villain Introduction</text:span>: Bobby Deol’s character, the leader of the barbaric clan, is introduced in a dark cave.</text:p>
          </table:table-cell>
          <table:table-cell table:style-name="Table1.A1" office:value-type="string">
            <text:p text:style-name="Standard">Low angle shot to emphasize Bobby Deol’s imposing presence.</text:p>
          </table:table-cell>
          <table:table-cell table:style-name="Table1.A1" office:value-type="string">
            <text:p text:style-name="Standard">Villain delivers a chilling monologue about his ruthless plans.</text:p>
          </table:table-cell>
        </table:table-row>
        <text:soft-page-break/>
        <table:table-row table:style-name="Table1.4">
          <table:table-cell table:style-name="Table1.A1" office:value-type="string">
            <text:p text:style-name="Standard">5</text:p>
          </table:table-cell>
          <table:table-cell table:style-name="Table1.A1" office:value-type="string">
            <text:p text:style-name="Standard"><text:span text:style-name="T4">The First Fight</text:span>: Suriya fights a group of henchmen from Bobby Deol's clan.</text:p>
          </table:table-cell>
          <table:table-cell table:style-name="Table1.A1" office:value-type="string">
            <text:p text:style-name="Standard">Dynamic framing with quick cuts between close-ups and wide shots.</text:p>
          </table:table-cell>
          <table:table-cell table:style-name="Table1.A1" office:value-type="string">
            <text:p text:style-name="Standard">Hero shows off his martial arts skills. One villain escapes, hinting at bigger danger.</text:p>
          </table:table-cell>
        </table:table-row>
        <table:table-row table:style-name="Table1.4">
          <table:table-cell table:style-name="Table1.A1" office:value-type="string">
            <text:p text:style-name="Standard">6</text:p>
          </table:table-cell>
          <table:table-cell table:style-name="Table1.A1" office:value-type="string">
            <text:p text:style-name="Standard"><text:span text:style-name="T4">The Call for Revenge</text:span>: Karthi is killed by the barbaric clan, setting the stage for Suriya’s revenge.</text:p>
          </table:table-cell>
          <table:table-cell table:style-name="Table1.A1" office:value-type="string">
            <text:p text:style-name="Standard">Slow-motion shot as Karthi falls, emphasizing the loss.</text:p>
          </table:table-cell>
          <table:table-cell table:style-name="Table1.A1" office:value-type="string">
            <text:p text:style-name="Standard">Suriya swears revenge on the clan leader.</text:p>
          </table:table-cell>
        </table:table-row>
        <table:table-row table:style-name="Table1.3">
          <table:table-cell table:style-name="Table1.A1" office:value-type="string">
            <text:p text:style-name="Standard">7</text:p>
          </table:table-cell>
          <table:table-cell table:style-name="Table1.A1" office:value-type="string">
            <text:p text:style-name="Standard"><text:span text:style-name="T4">Hero’s Resolve</text:span>: Suriya stands on a cliff overlooking the vast land, reflecting on his mission.</text:p>
          </table:table-cell>
          <table:table-cell table:style-name="Table1.A1" office:value-type="string">
            <text:p text:style-name="Standard">Wide shot with backlight, creating a heroic silhouette.</text:p>
          </table:table-cell>
          <table:table-cell table:style-name="Table1.A1" office:value-type="string">
            <text:p text:style-name="Standard">A monologue expressing his pain and resolve.</text:p>
          </table:table-cell>
        </table:table-row>
        <table:table-row table:style-name="Table1.3">
          <table:table-cell table:style-name="Table1.A1" office:value-type="string">
            <text:p text:style-name="Standard">8</text:p>
          </table:table-cell>
          <table:table-cell table:style-name="Table1.A1" office:value-type="string">
            <text:p text:style-name="Standard"><text:span text:style-name="T4">Rallying the Troops</text:span>: Suriya approaches his tribe and gathers a small army.</text:p>
          </table:table-cell>
          <table:table-cell table:style-name="Table1.A1" office:value-type="string">
            <text:p text:style-name="Standard">Tracking shot moving with Suriya as he walks through the village.</text:p>
          </table:table-cell>
          <table:table-cell table:style-name="Table1.A1" office:value-type="string">
            <text:p text:style-name="Standard">Speech to his tribe, inspiring them to join the cause.</text:p>
          </table:table-cell>
        </table:table-row>
        <table:table-row table:style-name="Table1.3">
          <table:table-cell table:style-name="Table1.A1" office:value-type="string">
            <text:p text:style-name="Standard">9</text:p>
          </table:table-cell>
          <table:table-cell table:style-name="Table1.A1" office:value-type="string">
            <text:p text:style-name="Standard"><text:span text:style-name="T4">Confrontation with the Clan</text:span>: Suriya's first face-off with Bobby Deol's forces.</text:p>
          </table:table-cell>
          <table:table-cell table:style-name="Table1.A1" office:value-type="string">
            <text:p text:style-name="Standard">Quick cuts and slow motion during fight, close-ups on each strike.</text:p>
          </table:table-cell>
          <table:table-cell table:style-name="Table1.A1" office:value-type="string">
            <text:p text:style-name="Standard">Intense action sequence where Suriya defeats the clan’s soldiers.</text:p>
          </table:table-cell>
        </table:table-row>
        <text:soft-page-break/>
        <table:table-row table:style-name="Table1.4">
          <table:table-cell table:style-name="Table1.A1" office:value-type="string">
            <text:p text:style-name="Standard">10</text:p>
          </table:table-cell>
          <table:table-cell table:style-name="Table1.A1" office:value-type="string">
            <text:p text:style-name="Standard"><text:span text:style-name="T4">Emotional Flashback</text:span>: Suriya remembers moments from his childhood with Karthi.</text:p>
          </table:table-cell>
          <table:table-cell table:style-name="Table1.A1" office:value-type="string">
            <text:p text:style-name="Standard">Close-up shots of Suriya’s face, transitioning to past scenes in sepia tone.</text:p>
          </table:table-cell>
          <table:table-cell table:style-name="Table1.A1" office:value-type="string">
            <text:p text:style-name="Standard">Flashback dialogue where Karthi’s death is foreshadowed.</text:p>
          </table:table-cell>
        </table:table-row>
        <table:table-row table:style-name="Table1.3">
          <table:table-cell table:style-name="Table1.A1" office:value-type="string">
            <text:p text:style-name="Standard">11</text:p>
          </table:table-cell>
          <table:table-cell table:style-name="Table1.A1" office:value-type="string">
            <text:p text:style-name="Standard"><text:span text:style-name="T4">Villain’s Counterattack</text:span>: Bobby Deol orders a raid on Suriya's village.</text:p>
          </table:table-cell>
          <table:table-cell table:style-name="Table1.A1" office:value-type="string">
            <text:p text:style-name="Standard">High-speed tracking shot of the barbaric clan storming the village.</text:p>
          </table:table-cell>
          <table:table-cell table:style-name="Table1.A1" office:value-type="string">
            <text:p text:style-name="Standard">Dialogue reveals Bobby Deol’s tactical genius and cold-hearted nature.</text:p>
          </table:table-cell>
        </table:table-row>
        <table:table-row table:style-name="Table1.4">
          <table:table-cell table:style-name="Table1.A1" office:value-type="string">
            <text:p text:style-name="Standard">12</text:p>
          </table:table-cell>
          <table:table-cell table:style-name="Table1.A1" office:value-type="string">
            <text:p text:style-name="Standard"><text:span text:style-name="T4">Tribal Fight</text:span>: A massive tribal battle breaks out.</text:p>
          </table:table-cell>
          <table:table-cell table:style-name="Table1.A1" office:value-type="string">
            <text:p text:style-name="Standard">Aerial shots showcasing the scale of the battle, mixing with ground-level action.</text:p>
          </table:table-cell>
          <table:table-cell table:style-name="Table1.A1" office:value-type="string">
            <text:p text:style-name="Standard">Suriya fights off multiple enemies in a brutal close combat scene.</text:p>
          </table:table-cell>
        </table:table-row>
        <table:table-row table:style-name="Table1.4">
          <table:table-cell table:style-name="Table1.A1" office:value-type="string">
            <text:p text:style-name="Standard">13</text:p>
          </table:table-cell>
          <table:table-cell table:style-name="Table1.A1" office:value-type="string">
            <text:p text:style-name="Standard"><text:span text:style-name="T4">Hero Saves the Villagers</text:span>: Suriya defends a group of villagers from the barbaric clan.</text:p>
          </table:table-cell>
          <table:table-cell table:style-name="Table1.A1" office:value-type="string">
            <text:p text:style-name="Standard">Over-the-shoulder shot showing Suriya's determination as he protects others.</text:p>
          </table:table-cell>
          <table:table-cell table:style-name="Table1.A1" office:value-type="string">
            <text:p text:style-name="Standard">Dialogue emphasizes his role as a protector and leader.</text:p>
          </table:table-cell>
        </table:table-row>
        <table:table-row table:style-name="Table1.4">
          <table:table-cell table:style-name="Table1.A1" office:value-type="string">
            <text:p text:style-name="Standard">14</text:p>
          </table:table-cell>
          <table:table-cell table:style-name="Table1.A1" office:value-type="string">
            <text:p text:style-name="Standard"><text:span text:style-name="T4">Interrogation Scene</text:span>: Suriya captures a clan member for information.</text:p>
          </table:table-cell>
          <table:table-cell table:style-name="Table1.A1" office:value-type="string">
            <text:p text:style-name="Standard">Tight close-ups during interrogation, focusing on emotions.</text:p>
          </table:table-cell>
          <table:table-cell table:style-name="Table1.A1" office:value-type="string">
            <text:p text:style-name="Standard">Suriya uses both intimidation and empathy to extract information.</text:p>
          </table:table-cell>
        </table:table-row>
        <text:soft-page-break/>
        <table:table-row table:style-name="Table1.3">
          <table:table-cell table:style-name="Table1.A1" office:value-type="string">
            <text:p text:style-name="Standard">15</text:p>
          </table:table-cell>
          <table:table-cell table:style-name="Table1.A1" office:value-type="string">
            <text:p text:style-name="Standard"><text:span text:style-name="T4">Preparing for the Final Battle</text:span>: Suriya and his tribe train for the final clash.</text:p>
          </table:table-cell>
          <table:table-cell table:style-name="Table1.A1" office:value-type="string">
            <text:p text:style-name="Standard">Montage of action-packed training sequences with fast cuts.</text:p>
          </table:table-cell>
          <table:table-cell table:style-name="Table1.A1" office:value-type="string">
            <text:p text:style-name="Standard">Motivational dialogue from Suriya as he trains his warriors.</text:p>
          </table:table-cell>
        </table:table-row>
        <table:table-row table:style-name="Table1.3">
          <table:table-cell table:style-name="Table1.A1" office:value-type="string">
            <text:p text:style-name="Standard">16</text:p>
          </table:table-cell>
          <table:table-cell table:style-name="Table1.A1" office:value-type="string">
            <text:p text:style-name="Standard"><text:span text:style-name="T4">Hero’s Weakness</text:span>: Suriya suffers an injury but refuses to back down.</text:p>
          </table:table-cell>
          <table:table-cell table:style-name="Table1.A1" office:value-type="string">
            <text:p text:style-name="Standard">Slow motion shot as the injury occurs, followed by tight close-ups.</text:p>
          </table:table-cell>
          <table:table-cell table:style-name="Table1.A1" office:value-type="string">
            <text:p text:style-name="Standard">Dialogue focuses on Suriya’s internal struggle and strength.</text:p>
          </table:table-cell>
        </table:table-row>
        <table:table-row table:style-name="Table1.4">
          <table:table-cell table:style-name="Table1.A1" office:value-type="string">
            <text:p text:style-name="Standard">17</text:p>
          </table:table-cell>
          <table:table-cell table:style-name="Table1.A1" office:value-type="string">
            <text:p text:style-name="Standard"><text:span text:style-name="T4">A Final Duel</text:span>: Suriya and Bobby Deol come face-to-face.</text:p>
          </table:table-cell>
          <table:table-cell table:style-name="Table1.A1" office:value-type="string">
            <text:p text:style-name="Standard">Long, tension-building shot of both warriors, with close-ups as they speak.</text:p>
          </table:table-cell>
          <table:table-cell table:style-name="Table1.A1" office:value-type="string">
            <text:p text:style-name="Standard">Dialogue emphasizes their shared history and bitter rivalry.</text:p>
          </table:table-cell>
        </table:table-row>
        <table:table-row table:style-name="Table1.2">
          <table:table-cell table:style-name="Table1.A1" office:value-type="string">
            <text:p text:style-name="Standard">18</text:p>
          </table:table-cell>
          <table:table-cell table:style-name="Table1.A1" office:value-type="string">
            <text:p text:style-name="Standard"><text:span text:style-name="T4">Battle Begins</text:span>: The final battle between Suriya’s tribe and Bobby Deol’s clan begins.</text:p>
          </table:table-cell>
          <table:table-cell table:style-name="Table1.A1" office:value-type="string">
            <text:p text:style-name="Standard">Wide shots of the battlefield, cutting to dynamic close-ups during hand-to-hand combat.</text:p>
          </table:table-cell>
          <table:table-cell table:style-name="Table1.A1" office:value-type="string">
            <text:p text:style-name="Standard">Action-heavy scene with epic confrontations and emotional stakes.</text:p>
          </table:table-cell>
        </table:table-row>
        <table:table-row table:style-name="Table1.4">
          <table:table-cell table:style-name="Table1.A1" office:value-type="string">
            <text:p text:style-name="Standard">19</text:p>
          </table:table-cell>
          <table:table-cell table:style-name="Table1.A1" office:value-type="string">
            <text:p text:style-name="Standard"><text:span text:style-name="T4">The Turning Point</text:span>: Suriya’s tribe gains the upper hand, but Bobby Deol unleashes his final weapon.</text:p>
          </table:table-cell>
          <table:table-cell table:style-name="Table1.A1" office:value-type="string">
            <text:p text:style-name="Standard">High-intensity close-ups on the faces of the combatants.</text:p>
          </table:table-cell>
          <table:table-cell table:style-name="Table1.A1" office:value-type="string">
            <text:p text:style-name="Standard">Suriya pushes his limits, realizing the battle is not over.</text:p>
          </table:table-cell>
        </table:table-row>
        <text:soft-page-break/>
        <table:table-row table:style-name="Table1.3">
          <table:table-cell table:style-name="Table1.A1" office:value-type="string">
            <text:p text:style-name="Standard">20</text:p>
          </table:table-cell>
          <table:table-cell table:style-name="Table1.A1" office:value-type="string">
            <text:p text:style-name="Standard"><text:span text:style-name="T4">Sibling Sacrifice</text:span>: Karthi’s death is avenged.</text:p>
          </table:table-cell>
          <table:table-cell table:style-name="Table1.A1" office:value-type="string">
            <text:p text:style-name="Standard">Slow-motion sequence as Suriya defeats Bobby Deol’s character.</text:p>
          </table:table-cell>
          <table:table-cell table:style-name="Table1.A1" office:value-type="string">
            <text:p text:style-name="Standard">Emotional dialogue where Suriya finally avenges his brother.</text:p>
          </table:table-cell>
        </table:table-row>
        <table:table-row table:style-name="Table1.4">
          <table:table-cell table:style-name="Table1.A1" office:value-type="string">
            <text:p text:style-name="Standard">21</text:p>
          </table:table-cell>
          <table:table-cell table:style-name="Table1.A1" office:value-type="string">
            <text:p text:style-name="Standard"><text:span text:style-name="T4">Victory and Aftermath</text:span>: Suriya’s tribe celebrates, but he remains somber.</text:p>
          </table:table-cell>
          <table:table-cell table:style-name="Table1.A1" office:value-type="string">
            <text:p text:style-name="Standard">Wide shot of the village in celebration, cutting to close-ups of Suriya reflecting.</text:p>
          </table:table-cell>
          <table:table-cell table:style-name="Table1.A1" office:value-type="string">
            <text:p text:style-name="Standard">Suriya speaks about sacrifice and the price of victory.</text:p>
          </table:table-cell>
        </table:table-row>
        <table:table-row table:style-name="Table1.4">
          <table:table-cell table:style-name="Table1.A1" office:value-type="string">
            <text:p text:style-name="Standard">22</text:p>
          </table:table-cell>
          <table:table-cell table:style-name="Table1.A1" office:value-type="string">
            <text:p text:style-name="Standard"><text:span text:style-name="T4">The Final Peace</text:span>: Suriya returns to his village, now at peace.</text:p>
          </table:table-cell>
          <table:table-cell table:style-name="Table1.A1" office:value-type="string">
            <text:p text:style-name="Standard">Wide, serene shot of the peaceful village as the camera pans.</text:p>
          </table:table-cell>
          <table:table-cell table:style-name="Table1.A1" office:value-type="string">
            <text:p text:style-name="Standard">Final reflective monologue about the journey and the cost of war.</text:p>
          </table:table-cell>
        </table:table-row>
        <table:table-row table:style-name="Table1.4">
          <table:table-cell table:style-name="Table1.A1" office:value-type="string">
            <text:p text:style-name="Standard">23-29</text:p>
          </table:table-cell>
          <table:table-cell table:style-name="Table1.A1" office:value-type="string">
            <text:p text:style-name="Standard"><text:span text:style-name="T4">Series of Action Sequences</text:span>: Suriya fights various clan members, gaining intel on Bobby Deol’s whereabouts.</text:p>
          </table:table-cell>
          <table:table-cell table:style-name="Table1.A1" office:value-type="string">
            <text:p text:style-name="Standard">Quick cuts, slow-motion punches, and wide action shots to showcase the hero's prowess.</text:p>
          </table:table-cell>
          <table:table-cell table:style-name="Table1.A1" office:value-type="string">
            <text:p text:style-name="Standard">Action-packed dialogue highlighting Suriya’s growing resolve.</text:p>
          </table:table-cell>
        </table:table-row>
        <table:table-row table:style-name="Table1.3">
          <table:table-cell table:style-name="Table1.A1" office:value-type="string">
            <text:p text:style-name="Standard">30-32</text:p>
          </table:table-cell>
          <table:table-cell table:style-name="Table1.A1" office:value-type="string">
            <text:p text:style-name="Standard"><text:span text:style-name="T4">Villain’s Revenge</text:span>: Bobby Deol plans his retaliation against Suriya’s tribe.</text:p>
          </table:table-cell>
          <table:table-cell table:style-name="Table1.A1" office:value-type="string">
            <text:p text:style-name="Standard">Low-angle shots to make the villain appear larger-than-life.</text:p>
          </table:table-cell>
          <table:table-cell table:style-name="Table1.A1" office:value-type="string">
            <text:p text:style-name="Standard">Villain’s dialogue reveals his desire to crush Suriya’s spirit.</text:p>
          </table:table-cell>
        </table:table-row>
        <text:soft-page-break/>
        <table:table-row table:style-name="Table1.3">
          <table:table-cell table:style-name="Table1.A1" office:value-type="string">
            <text:p text:style-name="Standard">33-35</text:p>
          </table:table-cell>
          <table:table-cell table:style-name="Table1.A1" office:value-type="string">
            <text:p text:style-name="Standard"><text:span text:style-name="T4">Hero’s Struggle</text:span>: Suriya faces personal challenges and internal conflict.</text:p>
          </table:table-cell>
          <table:table-cell table:style-name="Table1.A1" office:value-type="string">
            <text:p text:style-name="Standard">Close-ups and medium shots to emphasize emotional depth.</text:p>
          </table:table-cell>
          <table:table-cell table:style-name="Table1.A1" office:value-type="string">
            <text:p text:style-name="Standard">Dialogue explores Suriya's doubts and motivations.</text:p>
          </table:table-cell>
        </table:table-row>
        <table:table-row table:style-name="Table1.3">
          <table:table-cell table:style-name="Table1.A1" office:value-type="string">
            <text:p text:style-name="Standard">36-42</text:p>
          </table:table-cell>
          <table:table-cell table:style-name="Table1.A1" office:value-type="string">
            <text:p text:style-name="Standard"><text:span text:style-name="T4">Subplots of Allies</text:span>: Introducing secondary characters and their struggles against the clan.</text:p>
          </table:table-cell>
          <table:table-cell table:style-name="Table1.A1" office:value-type="string">
            <text:p text:style-name="Standard">A mix of dynamic framing, close-ups, and tracking shots.</text:p>
          </table:table-cell>
          <table:table-cell table:style-name="Table1.A1" office:value-type="string">
            <text:p text:style-name="Standard">Side stories build emotional stakes leading to the final conflict.</text:p>
          </table:table-cell>
        </table:table-row>
        <table:table-row table:style-name="Table1.3">
          <table:table-cell table:style-name="Table1.A1" office:value-type="string">
            <text:p text:style-name="Standard">43-45</text:p>
          </table:table-cell>
          <table:table-cell table:style-name="Table1.A1" office:value-type="string">
            <text:p text:style-name="Standard"><text:span text:style-name="T4">Discovery of the Past</text:span>: Suriya uncovers a family secret related to the clan leader’s origins.</text:p>
          </table:table-cell>
          <table:table-cell table:style-name="Table1.A1" office:value-type="string">
            <text:p text:style-name="Standard">Flashback scenes with sepia tones, revealing hidden backstory.</text:p>
          </table:table-cell>
          <table:table-cell table:style-name="Table1.A1" office:value-type="string">
            <text:p text:style-name="Standard">Emotional dialogue revealing past trauma and betrayal.</text:p>
          </table:table-cell>
        </table:table-row>
        <table:table-row table:style-name="Table1.4">
          <table:table-cell table:style-name="Table1.A1" office:value-type="string">
            <text:p text:style-name="Standard">46-50</text:p>
          </table:table-cell>
          <table:table-cell table:style-name="Table1.A1" office:value-type="string">
            <text:p text:style-name="Standard"><text:span text:style-name="T4">Preparation for the Final Confrontation</text:span>: Suriya plans his final assault against the barbaric clan.</text:p>
          </table:table-cell>
          <table:table-cell table:style-name="Table1.A1" office:value-type="string">
            <text:p text:style-name="Standard">Close-up and wide shots of Suriya strategizing with his allies.</text:p>
          </table:table-cell>
          <table:table-cell table:style-name="Table1.A1" office:value-type="string">
            <text:p text:style-name="Standard">Dialogue focusing on Suriya’s leadership qualities and preparation.</text:p>
          </table:table-cell>
        </table:table-row>
        <table:table-row table:style-name="Table1.3">
          <table:table-cell table:style-name="Table1.A1" office:value-type="string">
            <text:p text:style-name="Standard">51-54</text:p>
          </table:table-cell>
          <table:table-cell table:style-name="Table1.A1" office:value-type="string">
            <text:p text:style-name="Standard"><text:span text:style-name="T4">Climactic Confrontation</text:span>: The final battle begins.</text:p>
          </table:table-cell>
          <table:table-cell table:style-name="Table1.A1" office:value-type="string">
            <text:p text:style-name="Standard">Wide shots showcasing the scale, mixed with slow-motion action.</text:p>
          </table:table-cell>
          <table:table-cell table:style-name="Table1.A1" office:value-type="string">
            <text:p text:style-name="Standard">The intense final showdown with personal stakes for the hero.</text:p>
          </table:table-cell>
        </table:table-row>
        <text:soft-page-break/>
        <table:table-row table:style-name="Table1.4">
          <table:table-cell table:style-name="Table1.A1" office:value-type="string">
            <text:p text:style-name="Standard">55-58</text:p>
          </table:table-cell>
          <table:table-cell table:style-name="Table1.A1" office:value-type="string">
            <text:p text:style-name="Standard"><text:span text:style-name="T4">Sacrifice and Victory</text:span>: The hero makes a sacrifice to ensure the clan’s defeat.</text:p>
          </table:table-cell>
          <table:table-cell table:style-name="Table1.A1" office:value-type="string">
            <text:p text:style-name="Standard">Slow-motion, close-ups during the emotional sacrifice.</text:p>
          </table:table-cell>
          <table:table-cell table:style-name="Table1.A1" office:value-type="string">
            <text:p text:style-name="Standard">Dialogue reveals the hero’s true heart and his commitment to his people.</text:p>
          </table:table-cell>
        </table:table-row>
        <table:table-row table:style-name="Table1.3">
          <table:table-cell table:style-name="Table1.A1" office:value-type="string">
            <text:p text:style-name="Standard">59</text:p>
          </table:table-cell>
          <table:table-cell table:style-name="Table1.A1" office:value-type="string">
            <text:p text:style-name="Standard"><text:span text:style-name="T4">The Villain’s Defeat</text:span>: Bobby Deol’s character is finally defeated in a dramatic fashion.</text:p>
          </table:table-cell>
          <table:table-cell table:style-name="Table1.A1" office:value-type="string">
            <text:p text:style-name="Standard">Slow-motion and dramatic close-ups during the final blow.</text:p>
          </table:table-cell>
          <table:table-cell table:style-name="Table1.A1" office:value-type="string">
            <text:p text:style-name="Standard">Villain’s last words reveal his regrets and failed ambitions.</text:p>
          </table:table-cell>
        </table:table-row>
        <table:table-row table:style-name="Table1.4">
          <table:table-cell table:style-name="Table1.A1" office:value-type="string">
            <text:p text:style-name="Standard">60</text:p>
          </table:table-cell>
          <table:table-cell table:style-name="Table1.A1" office:value-type="string">
            <text:p text:style-name="Standard"><text:span text:style-name="T4">End Scene</text:span>: Suriya stands victorious but reflective, with the peaceful landscape in the background.</text:p>
          </table:table-cell>
          <table:table-cell table:style-name="Table1.A1" office:value-type="string">
            <text:p text:style-name="Standard">Wide shot as the camera pans out over the peaceful village.</text:p>
          </table:table-cell>
          <table:table-cell table:style-name="Table1.A1" office:value-type="string">
            <text:p text:style-name="Standard">Final monologue about sacrifice, peace, and the future.</text:p>
          </table:table-cell>
        </table:table-row>
      </table:table>
      <text:p text:style-name="P2">This breakdown assumes a <text:span text:style-name="T4">typical commercial Tamil action-drama</text:span> structure and includes elements of <text:span text:style-name="T4">action, emotional depth</text:span>, and <text:span text:style-name="T4">heroism</text:span>, which are central to Siruthai Siva’s direction style. The combination of cinematic camera techniques and strong screenplay elements is designed to enhance the mass appeal of the film while keeping it engaging and visually compelling.</text:p>
      <text:p text:style-name="Standard">4o mini</text:p>
      <text:p text:style-name="P28"><text:bookmark text:name="_82pgiusa372o"/><text:span text:style-name="T1">You said:</text:span></text:p>
      <text:p text:style-name="Standard">give review for this flim in blue sattai maran fashion in tamil</text:p>
      <text:p text:style-name="P27"><text:bookmark text:name="_7tejekscxjsk"/><text:span text:style-name="T2">ChatGPT said:</text:span></text:p>
      <text:p text:style-name="Standard">ChatGPT</text:p>
      <text:p text:style-name="P2"><text:span text:style-name="T4">ப்ளூ சத்தாய் மரன் பார்வையில் - "கடல் தீயாளி" படத்தின் விமர்சனம்</text:span></text:p>
      <text:p text:style-name="P2"><text:span text:style-name="T4">கதை:<text:line-break/></text:span>"கடல் தீயாளி" படத்தில் சூர்யா, கார்த்தி, பாபி டியோல் ஆகியோர் முக்கிய கதாப்பாத்திரங்களில் நடித்துள்ளார்கள். இந்த படம், காடு மற்றும் அதன் சூழலில் வாழும் ஒரு கொடூரக் கும்பலின் திகில் மற்றும் அவர்களுடைய அறவேடிக்கை பின்விளைவுகளுக்கு மையமாக உள்ளது. சூர்யாவின் கதாபாத்திரம் ஒரு சாகச வீரராக, அண்ணனின் மரணத்துக்கு பின் கோபத்தில் போய், பாபி டியோல் தலைமையிலான கும்பலை எதிர்த்து போராடுகிறான். கார்த்தி, அவரது அண்ணனுக்கு எதிராக முறைசாரா எதிரியை சிருஷ்டி செய்கிறான். படம் முழுக்க வெற்றிகரமான ஒரு பழமொழி - "கடல் போல் புயல் வரும்போது, அந்த புயலை சமுத்திரம் போட்டுக் கொள்வதுதான் சரியானது" என்று சொல்லும் ஒரு வீரனின் பயணம்.</text:p>
      <text:p text:style-name="P2"><text:span text:style-name="T4">இயக்குனர் சிருதாய் சிவா:<text:line-break/></text:span>சிருதாய் சிவாவின் இயக்கத்தில், இந்த படம் முழுக்க ஒரு பூர்வமான பரபரப்பான கதை சொல்லும் முயற்சியில் கவனம் செலுத்தியுள்ளது. அவர் திடுக்கிடும் காட்சி களஞ்சியத்தை சரியான முறையில் ஏற்றுக் கொண்டு, காடுகளின் இடையே ஆட்டங்களோ, மிகக் கூடிய வேகம் கொண்ட பஞ்சாயத்து காட்சிகளோ காட்டி, பெரிய அதிர்ச்சியான ஏற்றங்களை பரப்புகிறார். கண்ணோட்டத்தில் பல இடங்களிலும் அவர் தன் கதைச்சொல்லின் நோக்கத்தை பரப்பியிருக்கிறார்.</text:p>
      <text:p text:style-name="P2"><text:span text:style-name="T4">கேமரா:<text:line-break/></text:span>இந்த படத்தில் காட்சிகளின் அளவை பெரிதாக்கிய பல நுணுக்கமான காமிரா தொழில்நுட்பங்கள் உண்டு. சூர்யாவின் heroism-ஐ வெகு பெரிய அளவில் காட்சிப்படுத்தும் wide shots மற்றும் slow-motion ஆக உள்ள படங்கள் படத்தின் திகில் மற்றும் ஆக்கபூர்வமான காட்சிகளுக்கு முக்கிய பங்கு வகிக்கின்றன.</text:p>
      <text:p text:style-name="P2"><text:span text:style-name="T4">நகைச்சுவை, உணர்ச்சி, மற்றும் எடிட்டிங்:<text:line-break/></text:span>படத்தின் முழுக்கவும் சாதாரண கதை, நடிப்பு, உணர்ச்சி, வேகம் ஆகியவற்றின் மிகச் சரியான சமநிலையே படத்தை பரபரப்பாக உருவாக்குகிறது. சூர்யா மற்றும் கார்த்தி இருவரின் நடிப்பு, சகோதர சம்மந்தங்களை முற்றிலும் உணர்ச்சியான காட்சிகளாக உருவாக்குகிறது. அதே சமயம், காமெடி மற்றும் நகைச்சுவையான பரபரப்புகளின் சிறிய காட்சிகள் படத்தை ஓர் விவசாய திரைக்கு பிணைத்திருக்கின்றன.</text:p>
      <text:p text:style-name="P2"><text:span text:style-name="T4">பாடல்கள் மற்றும் இசை:<text:line-break/></text:span>இசை, ஒவ்வொரு நடவடிக்கையின் பின்புலத்திலும் ஒத்துழைத்து மிகவும் சிறந்த இயக்கத்துடன் அமைந்துள்ளது. பாடல்கள், குறிப்பாக, அடுத்தடுத்த காட்சிகளின் ஆக்கத்தை தக்கவைத்திருக்கும் வகையில் அமைந்துள்ளன.</text:p>
      <text:p text:style-name="P2"><text:span text:style-name="T4">விளம்பரம் &amp; பார்வையாளர்களின் எதிர்பார்ப்பு:<text:line-break/></text:span>படம் பல விறுவிறுப்பான காட்சிகளை வழங்கினாலும், பல இடங்களில் சிலவற்றுக்கு ஒரு நெருக்கடியான மாறுபாடு காணப்பட்டது. கதை முறையே பல இடங்களில் ஒரு நெருக்கமான கட்டமைப்பின் கீழ் இருக்கு, ஆனால் போதுமான காட்சிகளும், தனித்துவமான வகைகளும் அப்படி வடிவமைக்கவில்லை.</text:p>
      <text:p text:style-name="P2"><text:span text:style-name="T4">முடிவு:<text:line-break/></text:span>"கடல் தீயாளி" படம் பார்ப்பதற்கான அனுபவத்தைத் தருவதுடன், சூர்யா மற்றும் கார்த்தி இருவரின் ஆட்டத்தையும் உணர்ச்சிமிக்க சண்டைகளையும் திணித்து ஒரு நல்ல வணிக ரீதியான படம் ஆனது. ஆனால், புதுமையான காட்சிகளை எதிர்பார்க்கும் ரசிகர்களுக்காக சற்று வழக்கமானதும் ஒருவழி பாதையில் செல்லும் படம் ஆக இருக்கக்கூடும்.</text:p>
      <text:p text:style-name="P2"><text:span text:style-name="T4">பதிவு:</text:span> 3.5/5</text:p>
      <text:p text:style-name="P2"><text:span text:style-name="T4">சரியான காட்சிகள் மற்றும் சூர்யா, கார்த்தி இருவரின் நடிப்புகளால், இந்த படம் வெற்றிக்கொண்டு போகும், ஆனால் சினிமா திரும்ப வேண்டிய சில பகுதிகளும் உள்ளன.</text:span></text:p>
      <text:p text:style-name="Standard">4o mini</text:p>
      <text:p text:style-name="P28"><text:bookmark text:name="_f7auwcdmisnm"/><text:span text:style-name="T1">You said:</text:span></text:p>
      <text:p text:style-name="Standard">give his sarcastic review in tamil</text:p>
      <text:p text:style-name="P27"><text:bookmark text:name="_9tb9rwjy0a9m"/><text:span text:style-name="T2">ChatGPT said:</text:span></text:p>
      <text:p text:style-name="Standard"><text:soft-page-break/>ChatGPT</text:p>
      <text:p text:style-name="P2"><text:span text:style-name="T4">ப்ளூ சத்தாய் மரன் நகைச்சுவையான விமர்சனம் - "கடல் தீயாளி"</text:span></text:p>
      <text:p text:style-name="P2">ஏய், "கடல் தீயாளி" – இது ஒரு கம்பி கதையா, ஓடி ஓடி மாட்டும் சீரியலா? இப்படி ஓடிவந்து என்ன பெரிய புனித வேலைங்க பண்ணு! சூர்யாவுக்கு இந்த வயசுல இத்தனை கஷ்டமா வேலை, “பரமன் பண்ண மாறினான்னு சொல்லி, ஆடுல பிச்சைக்காரனு காட்டியுடுவான்!”</text:p>
      <text:p text:style-name="P2">படம் எதுக்கு இப்படி பெரிய கடல், வானம், காடு, வில்லன், ஹீரோ, நாட்டு வீரம், பஞ்சாயத்து – எல்லாம் ஓரே பந்து, இதெல்லாம் வேறு யாராவது எடுத்தா சரி. சூர்யா தான் நமக்கு வேற இருக்கே... சரி சரி, ஆட்டம் முழுதும் எல்லாம் காடே! இதெல்லாம் எல்லாம் சேர்த்தா, சிக்கிக்கிட்டேன், கவர்ச்சிக்காரன் சூர்யா, பிள்ளையை எதுக்குன்னு அவனுக்குள் விழுந்து எடுக்கணுமாம்!</text:p>
      <text:p text:style-name="P2">எனக்கு எல்லாம் நல்லா இருந்தது - ஹீரோ உருவிலே பாபி டியோலும், சூர்யா டுபிளே கட்சி போட்டுக் காட்டி உடனே ஓடினார்! 😜 கார்த்தியையும் அவருக்குக் கூட உயிர் அள்ளுறது ஒரு வேடிக்கை இருக்கு, இந்த நண்பன்!!</text:p>
      <text:p text:style-name="P2"><text:span text:style-name="T4">இயக்குனர் சிருதாய் சிவா</text:span> எது பஞ்சாயத்து விதியாகவும் இருக்கிறது, போரின் எண்ணை கொண்ட படம், ஆட்களை ஒத்திகை தவறினார்கள். காமெடி, எடிட்டிங், சாதாரண வேலை!!! "அழிவுகள் அனைத்தும் நன்றாக முடிந்துள்ளன..."</text:p>
      <text:p text:style-name="P2"><text:span text:style-name="T4">இயக்குனர் "சிருதாய்"சிவா:</text:span> <text:span text:style-name="T4">ஆதரவாக்காம இருக்க, உலகமே உந்தி துள்ளி விடும் வரைக்கும் படமாம்!</text:span> 😅</text:p>
      <text:p text:style-name="P2"><text:span text:style-name="T4">முடிவு:<text:line-break/></text:span>இப்போது என்னாலே பாதிக்கமுடியும் இடம்!!!</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7" meta:paragraph-count="342" meta:word-count="8080" meta:character-count="50989" meta:non-whitespace-character-count="43284"/>
    <meta:generator>LibreOfficeDev/6.0.5.2$Linux_X86_64 LibreOffice_project/</meta:generator>
  </office:meta>
</office:document-meta>
</file>